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2.288cm" style:rel-column-width="16383*"/>
    </style:style>
    <style:style style:name="Tableau1.D" style:family="table-column">
      <style:table-column-properties style:column-width="2.288cm" style:rel-column-width="16386*"/>
    </style:style>
    <style:style style:name="Tableau1.A1" style:family="table-cell">
      <style:table-cell-properties fo:padding="0.101cm" fo:border-left="0.5pt solid #000000" fo:border-right="none" fo:border-top="0.5pt solid #000000" fo:border-bottom="none"/>
    </style:style>
    <style:style style:name="Tableau1.D1" style:family="table-cell">
      <style:table-cell-properties fo:padding="0.101cm" fo:border-left="0.5pt solid #000000" fo:border-right="0.5pt solid #000000" fo:border-top="0.5pt solid #000000" fo:border-bottom="none"/>
    </style:style>
    <style:style style:name="Tableau1.A2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1.C2" style:family="table-cell">
      <style:table-cell-properties fo:padding="0.101cm" fo:border-left="0.5pt solid #000000" fo:border-right="none" fo:border-top="none" fo:border-bottom="0.5pt solid #000000"/>
    </style:style>
    <style:style style:name="Tableau1.D2" style:family="table-cell">
      <style:table-cell-properties fo:padding="0.101cm" fo:border-left="0.5pt solid #000000" fo:border-right="0.5pt solid #000000" fo:border-top="none" fo:border-bottom="0.5pt solid #000000"/>
    </style:style>
    <style:style style:name="Tableau1.3" style:family="table-row">
      <style:table-row-properties style:row-height="0.801cm"/>
    </style:style>
    <style:style style:name="Tableau1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2.288cm" style:rel-column-width="16383*"/>
    </style:style>
    <style:style style:name="Tableau9.D" style:family="table-column">
      <style:table-column-properties style:column-width="2.288cm" style:rel-column-width="16386*"/>
    </style:style>
    <style:style style:name="Tableau9.A1" style:family="table-cell">
      <style:table-cell-properties fo:padding="0.101cm" fo:border-left="0.5pt solid #000000" fo:border-right="none" fo:border-top="0.5pt solid #000000" fo:border-bottom="none"/>
    </style:style>
    <style:style style:name="Tableau9.D1" style:family="table-cell">
      <style:table-cell-properties fo:padding="0.101cm" fo:border-left="0.5pt solid #000000" fo:border-right="0.5pt solid #000000" fo:border-top="0.5pt solid #000000" fo:border-bottom="none"/>
    </style:style>
    <style:style style:name="Tableau9.A2" style:family="table-cell">
      <style:table-cell-properties style:vertical-align="bottom" fo:padding="0.101cm" fo:border-left="0.5pt solid #000000" fo:border-right="none" fo:border-top="none" fo:border-bottom="0.5pt solid #000000"/>
    </style:style>
    <style:style style:name="Tableau9.C2" style:family="table-cell">
      <style:table-cell-properties fo:padding="0.101cm" fo:border-left="0.5pt solid #000000" fo:border-right="none" fo:border-top="none" fo:border-bottom="0.5pt solid #000000"/>
    </style:style>
    <style:style style:name="Tableau9.D2" style:family="table-cell">
      <style:table-cell-properties fo:padding="0.101cm" fo:border-left="0.5pt solid #000000" fo:border-right="0.5pt solid #000000" fo:border-top="none" fo:border-bottom="0.5pt solid #000000"/>
    </style:style>
    <style:style style:name="Tableau9.3" style:family="table-row">
      <style:table-row-properties style:row-height="0.801cm"/>
    </style:style>
    <style:style style:name="Tableau9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au9.D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au3" style:family="table">
      <style:table-properties style:width="5.768cm" table:align="center"/>
    </style:style>
    <style:style style:name="Tableau3.A" style:family="table-column">
      <style:table-column-properties style:column-width="0.6cm"/>
    </style:style>
    <style:style style:name="Tableau3.B" style:family="table-column">
      <style:table-column-properties style:column-width="2.584cm"/>
    </style:style>
    <style:style style:name="Tableau3.1" style:family="table-row">
      <style:table-row-properties style:row-height="1cm"/>
    </style:style>
    <style:style style:name="Tableau3.A1" style:family="table-cell">
      <style:table-cell-properties style:vertical-align="middle" fo:padding-left="0cm" fo:padding-right="0cm" fo:padding-top="0.101cm" fo:padding-bottom="0.101cm" fo:border="none"/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style:vertical-align="middle" fo:padding="0.097cm" fo:border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B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211dd7e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paragraph-properties fo:text-align="start" style:justify-single-word="false"/>
      <style:text-properties officeooo:paragraph-rsid="0211dd7e"/>
    </style:style>
    <style:style style:name="P11" style:family="paragraph" style:parent-style-name="Footer">
      <style:text-properties officeooo:rsid="00178920" officeooo:paragraph-rsid="00178920"/>
    </style:style>
    <style:style style:name="P12" style:family="paragraph" style:parent-style-name="Footer">
      <style:text-properties officeooo:paragraph-rsid="00c384cf"/>
    </style:style>
    <style:style style:name="P1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style:shadow="none"/>
      <style:text-properties officeooo:paragraph-rsid="023d3119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 style:shadow="none"/>
      <style:text-properties style:font-name="Bitstream Vera Sans2" fo:font-size="10pt" fo:font-style="normal" officeooo:paragraph-rsid="023d3119" style:font-size-asian="10pt" style:font-style-asian="normal" style:font-size-complex="10pt" style:font-style-complex="normal"/>
    </style:style>
    <style:style style:name="P20" style:family="paragraph" style:parent-style-name="_5f_Paragraphe_20_livret_20_">
      <style:paragraph-properties fo:margin-top="0cm" fo:margin-bottom="0cm" style:contextual-spacing="false" fo:text-align="center" style:justify-single-word="false" style:shadow="none"/>
      <style:text-properties style:font-name="Bitstream Vera Sans2" fo:font-size="10pt" fo:font-style="normal" officeooo:paragraph-rsid="023f8f08" style:font-size-asian="10pt" style:font-style-asian="normal" style:font-size-complex="10pt" style:font-style-complex="normal"/>
    </style:style>
    <style:style style:name="P21" style:family="paragraph" style:parent-style-name="_5f_Paragraphe_20_livret_20_">
      <style:paragraph-properties fo:text-align="center" style:justify-single-word="false"/>
    </style:style>
    <style:style style:name="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3" style:family="paragraph" style:parent-style-name="Footer">
      <style:text-properties officeooo:paragraph-rsid="00c384cf"/>
    </style:style>
    <style:style style:name="P24" style:family="paragraph" style:parent-style-name="Standard" style:list-style-name="_5f_Numérotation_20_des_20_exercices_20_livrets">
      <style:paragraph-properties fo:margin-top="0cm" fo:margin-bottom="0cm" style:contextual-spacing="false" fo:text-align="start" style:justify-single-word="false" style:shadow="none"/>
      <style:text-properties officeooo:paragraph-rsid="023d3119"/>
    </style:style>
    <style:style style:name="P25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2" fo:font-size="10pt" officeooo:paragraph-rsid="023989de" style:font-size-asian="10pt" style:font-size-complex="10pt"/>
    </style:style>
    <style:style style:name="P26" style:family="paragraph" style:parent-style-name="Table_20_Contents" style:list-style-name="_5f_Numérotation_20_des_20_exercices_20_livrets">
      <style:paragraph-properties fo:margin-top="0cm" fo:margin-bottom="0cm" style:contextual-spacing="false" fo:text-align="center" style:justify-single-word="false"/>
      <style:text-properties style:font-name="Bitstream Vera Sans2" fo:font-size="10pt" officeooo:paragraph-rsid="023b6b30" style:font-size-asian="10pt" style:font-size-complex="10pt"/>
    </style:style>
    <style:style style:name="P27" style:family="paragraph" style:parent-style-name="Table_20_Contents" style:list-style-name="_5f_Numérotation_20_des_20_exercices_20_livrets">
      <style:paragraph-properties fo:margin-top="0cm" fo:margin-bottom="0cm" style:contextual-spacing="false" fo:text-align="start" style:justify-single-word="false" style:shadow="none"/>
      <style:text-properties style:font-name="Bitstream Vera Sans2" fo:font-size="10pt" fo:font-style="normal" officeooo:paragraph-rsid="023d3119" style:font-size-asian="10pt" style:font-style-asian="normal" style:font-size-complex="10pt" style:font-style-complex="normal"/>
    </style:style>
    <style:style style:name="P28" style:family="paragraph" style:parent-style-name="_5f_Paragraphe_20_livret_20_" style:list-style-name="List_20_1"/>
    <style:style style:name="P29" style:family="paragraph" style:parent-style-name="_5f_Paragraphe_20_énoncé_20_après_20_numéro">
      <style:paragraph-properties>
        <style:tab-stops>
          <style:tab-stop style:position="6.902cm"/>
        </style:tab-stops>
      </style:paragraph-properties>
      <style:text-properties officeooo:rsid="024824f5" officeooo:paragraph-rsid="024824f5"/>
    </style:style>
    <style:style style:name="P30" style:family="paragraph" style:parent-style-name="_5f_Paragraphe_20_énoncé_20_après_20_numéro">
      <style:paragraph-properties>
        <style:tab-stops>
          <style:tab-stop style:position="6.916cm"/>
        </style:tab-stops>
      </style:paragraph-properties>
      <style:text-properties officeooo:rsid="024824f5" officeooo:paragraph-rsid="024824f5"/>
    </style:style>
    <style:style style:name="P31" style:family="paragraph" style:parent-style-name="_5f_Paragraphe_20_énoncé_20_après_20_numéro">
      <style:paragraph-properties>
        <style:tab-stops>
          <style:tab-stop style:position="6.92cm"/>
          <style:tab-stop style:position="6.957cm"/>
        </style:tab-stops>
      </style:paragraph-properties>
      <style:text-properties officeooo:rsid="024824f5" officeooo:paragraph-rsid="024824f5"/>
    </style:style>
    <style:style style:name="P32" style:family="paragraph" style:parent-style-name="_5f_Paragraphe_20_énoncé_20_après_20_numéro">
      <style:paragraph-properties>
        <style:tab-stops>
          <style:tab-stop style:position="6.92cm"/>
          <style:tab-stop style:position="6.93cm"/>
        </style:tab-stops>
      </style:paragraph-properties>
      <style:text-properties officeooo:rsid="024824f5" officeooo:paragraph-rsid="024824f5"/>
    </style:style>
    <style:style style:name="P33" style:family="paragraph" style:parent-style-name="_5f_Paragraphe_20_énoncé_20_après_20_numéro">
      <style:paragraph-properties fo:text-align="start" style:justify-single-word="false"/>
      <style:text-properties officeooo:rsid="02459885" officeooo:paragraph-rsid="02459885"/>
    </style:style>
    <style:style style:name="P34" style:family="paragraph" style:parent-style-name="_5f_Titre_20_d_27_exercices_20_livret" style:list-style-name="_5f_Numérotation_20_des_20_exercices_20_livrets"/>
    <style:style style:name="P35" style:family="paragraph" style:parent-style-name="_5f_Titre_20_d_27_exercices_20_livret_20_sans_20_titre" style:list-style-name="_5f_Numérotation_20_des_20_exercices_20_livrets">
      <style:text-properties officeooo:rsid="023d3119" officeooo:paragraph-rsid="023d3119"/>
    </style:style>
    <style:style style:name="P36" style:family="paragraph" style:parent-style-name="_5f_Titre_20_d_27_exercices_20_livret_20_sans_20_titre">
      <style:text-properties officeooo:rsid="024824f5" officeooo:paragraph-rsid="024824f5"/>
    </style:style>
    <style:style style:name="P37" style:family="paragraph" style:parent-style-name="_5f_Titre_20_d_27_exercices_20_livret_20_sans_20_titre">
      <style:paragraph-properties fo:text-align="start" style:justify-single-word="false"/>
      <style:text-properties officeooo:rsid="024824f5" officeooo:paragraph-rsid="024824f5"/>
    </style:style>
    <style:style style:name="P38" style:family="paragraph" style:parent-style-name="_5f_Titre_20_d_27_exercices_20_livret_20_sans_20_titre">
      <style:text-properties officeooo:rsid="024340b5" officeooo:paragraph-rsid="024340b5"/>
    </style:style>
    <style:style style:name="P39" style:family="paragraph" style:parent-style-name="_5f_Titre_20_d_27_exercices_20_livret_20_sans_20_titre" style:master-page-name="SERIE_5f_G_5f_GAUCHE_5f_ET_5f_DROITE_5f_2COL">
      <style:paragraph-properties style:page-number="4"/>
    </style:style>
    <style:style style:name="P4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3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4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cfe7f5"/>
      <style:paragraph-properties fo:text-align="center"/>
    </style:style>
    <style:style style:name="P46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83caff" draw:opacity="50%"/>
    </style:style>
    <style:style style:name="P48" style:family="paragraph">
      <style:paragraph-properties fo:text-align="cente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SimSun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53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11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12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13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14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15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16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7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T18" style:family="text">
      <style:text-properties officeooo:rsid="002925a2"/>
    </style:style>
    <style:style style:name="T19" style:family="text">
      <style:text-properties officeooo:rsid="002b33ed"/>
    </style:style>
    <style:style style:name="T20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Bitstream Vera Sans2" fo:font-size="10pt" fo:font-style="normal" officeooo:rsid="000b0d7a" style:font-size-asian="10pt" style:font-style-asian="normal" style:font-size-complex="10pt" style:font-style-complex="normal"/>
    </style:style>
    <style:style style:name="T22" style:family="text">
      <style:text-properties style:font-name="Bitstream Vera Sans2" fo:font-size="10pt" fo:font-style="normal" officeooo:rsid="0009de09" style:font-size-asian="10pt" style:font-style-asian="normal" style:font-size-complex="10pt" style:font-style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officeooo:rsid="0005805e"/>
    </style:style>
    <style:style style:name="T25" style:family="text">
      <style:text-properties style:text-position="0% 100%" officeooo:rsid="023b6b30"/>
    </style:style>
    <style:style style:name="T26" style:family="text">
      <style:text-properties style:text-position="0% 100%" officeooo:rsid="000f003f"/>
    </style:style>
    <style:style style:name="T27" style:family="text">
      <style:text-properties officeooo:rsid="000b0d7a"/>
    </style:style>
    <style:style style:name="T28" style:family="text">
      <style:text-properties officeooo:rsid="024340b5"/>
    </style:style>
    <style:style style:name="T29" style:family="text">
      <style:text-properties officeooo:rsid="02459885"/>
    </style:style>
    <style:style style:name="T30" style:family="text">
      <style:text-properties officeooo:rsid="02464862"/>
    </style:style>
    <style:style style:name="T31" style:family="text">
      <style:text-properties officeooo:rsid="024c3b4d"/>
    </style:style>
    <style:style style:name="T32" style:family="text">
      <style:text-properties officeooo:rsid="0250d176"/>
    </style:style>
    <style:style style:name="T33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19cm" svg:stroke-color="#000000" draw:fill="none" draw:fill-color="#cfe7f5" draw:textarea-horizontal-align="center" draw:textarea-vertical-align="middle" fo:padding-top="0.009cm" fo:padding-bottom="0.009cm" fo:padding-left="0.009cm" fo:padding-right="0.009cm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style:run-through="fore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19cm" svg:stroke-color="#808080" draw:fill="solid" draw:fill-color="#83caff" draw:opacity="50%" draw:textarea-horizontal-align="justify" draw:textarea-vertical-align="middle" draw:auto-grow-height="false" fo:min-height="0.968cm" fo:min-width="1.104cm" fo:padding-top="0.009cm" fo:padding-bottom="0.009cm" fo:padding-left="0.009cm" fo:padding-right="0.009cm" draw:shadow-opacity="50%" style:run-through="foreground"/>
    </style:style>
    <style:style style:name="gr14" style:family="graphic">
      <style:graphic-properties draw:stroke="solid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15" style:family="graphic">
      <style:graphic-properties draw:stroke="dash" draw:stroke-dash="Dash_20_5983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16" style:family="graphic">
      <style:graphic-properties draw:stroke="dash" draw:stroke-dash="Dash_20_5984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17" style:family="graphic">
      <style:graphic-properties draw:stroke="dash" draw:stroke-dash="Dash_20_5985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18" style:family="graphic">
      <style:graphic-properties style:run-through="foreground" style:vertical-pos="bottom" style:vertical-rel="baselin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19cm" svg:stroke-color="#808080" draw:fill="solid" draw:fill-color="#83caff" draw:opacity="50%" draw:textarea-horizontal-align="justify" draw:textarea-vertical-align="middle" draw:auto-grow-height="false" fo:min-height="1.64cm" fo:min-width="0.912cm" fo:padding-top="0.009cm" fo:padding-bottom="0.009cm" fo:padding-left="0.009cm" fo:padding-right="0.009cm" draw:shadow-opacity="50%" style:run-through="foreground"/>
    </style:style>
    <style:style style:name="gr20" style:family="graphic">
      <style:graphic-properties draw:stroke="none" svg:stroke-width="0.019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31cm" fo:min-width="0.1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Dash_20_5967" svg:stroke-width="0.019cm" svg:stroke-color="#000000" draw:fill="none" draw:textarea-horizontal-align="center" draw:textarea-vertical-align="middle" fo:padding-top="0.009cm" fo:padding-bottom="0.009cm" fo:padding-left="0.009cm" fo:padding-right="0.009cm" style:run-through="foreground"/>
    </style:style>
    <style:style style:name="gr22" style:family="graphic">
      <style:graphic-properties draw:stroke="solid" svg:stroke-width="0.019cm" svg:stroke-color="#000000" draw:fill="none" draw:textarea-horizontal-align="center" draw:textarea-vertical-align="middle" fo:padding-top="0.009cm" fo:padding-bottom="0.009cm" fo:padding-left="0.009cm" fo:padding-right="0.009cm" style:run-through="foreground"/>
    </style:style>
    <style:style style:name="gr23" style:family="graphic">
      <style:graphic-properties draw:stroke="solid" svg:stroke-width="0.019cm" svg:stroke-color="#808080" draw:fill="solid" draw:fill-color="#83caff" draw:opacity="50%" draw:textarea-horizontal-align="justify" draw:textarea-vertical-align="middle" draw:auto-grow-height="false" fo:min-height="1.917cm" fo:min-width="1.083cm" fo:padding-top="0.009cm" fo:padding-bottom="0.009cm" fo:padding-left="0.009cm" fo:padding-right="0.009cm" draw:shadow-opacity="50%" style:run-through="foreground"/>
    </style:style>
    <style:style style:name="gr24" style:family="graphic">
      <style:graphic-properties draw:stroke="dash" draw:stroke-dash="Dash_20_5986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25" style:family="graphic">
      <style:graphic-properties draw:stroke="dash" draw:stroke-dash="Dash_20_5987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26" style:family="graphic">
      <style:graphic-properties draw:stroke="dash" draw:stroke-dash="Dash_20_5988" svg:stroke-width="0.019cm" draw:textarea-horizontal-align="center" draw:textarea-vertical-align="middle" fo:padding-top="0.009cm" fo:padding-bottom="0.009cm" fo:padding-left="0.009cm" fo:padding-right="0.009cm" style:run-through="foreground"/>
    </style:style>
    <style:style style:name="gr27" style:family="graphic">
      <style:graphic-properties svg:stroke-width="0.019cm" svg:stroke-color="#808080" draw:fill="solid" draw:fill-color="#83caff" draw:opacity="50%" draw:textarea-horizontal-align="justify" draw:textarea-vertical-align="middle" draw:auto-grow-height="false" fo:min-height="1.274cm" fo:min-width="1.286cm" fo:padding-top="0.009cm" fo:padding-bottom="0.009cm" fo:padding-left="0.009cm" fo:padding-right="0.009cm" draw:shadow-opacity="50%" style:run-through="foreground"/>
    </style:style>
    <style:style style:name="gr28" style:family="graphic">
      <style:graphic-properties svg:stroke-width="0.019cm" draw:fill="none" draw:fill-color="#ffffff" draw:textarea-horizontal-align="justify" draw:textarea-vertical-align="middle" draw:auto-grow-height="false" fo:min-height="2.789cm" fo:min-width="1.286cm" fo:padding-top="0.009cm" fo:padding-bottom="0.009cm" fo:padding-left="0.009cm" fo:padding-right="0.009cm" style:run-through="foreground"/>
    </style:style>
    <style:style style:name="gr2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Shape3_0" draw:style-name="gr29" draw:text-style-name="P48" svg:x1="14.797cm" svg:y1="1.45cm" svg:x2="21.997cm" svg:y2="1.411cm">
        <text:p/>
      </draw:line>
      <draw:frame text:anchor-type="page" text:anchor-page-number="1" draw:z-index="1" draw:name="Shape8_0" draw:style-name="gr30" draw:text-style-name="P52" svg:width="2.703cm" svg:height="0.715cm" draw:transform="rotate (0.0872664625997165) translate (1.32644444444444cm 1.21884722222222cm)">
        <draw:text-box>
          <text:p text:style-name="P48"><text:span text:style-name="T33">Série 3</text:span></text:p>
        </draw:text-box>
      </draw:frame>
      <draw:path text:anchor-type="page" text:anchor-page-number="1" draw:z-index="0" draw:name="Shape1" draw:style-name="gr31" draw:text-style-name="P53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988805125" text:style-name="_5f_Numérotation_20_des_20_exercices_20_livrets">
              <text:list-item>
                <text:h text:style-name="P39" text:outline-level="1"><text:span text:style-name="T23">On a indiqué la capacité de cha</text:span><text:span text:style-name="T24">que</text:span><text:span text:style-name="T23"> récipient. </text:span><text:span text:style-name="T24">P</text:span><text:span text:style-name="T23">récise sous chacun d'eux et dans la même unité dans quelle mesure ils ont été remplis ou remplis-les selon la contenance indiquée.</text:span></text:h>
              </text:list-item>
            </text:list>
            <table:table table:name="Tableau1" table:style-name="Tableau1">
              <table:table-column table:style-name="Tableau1.A" table:number-columns-repeated="3"/>
              <table:table-column table:style-name="Tableau1.D"/>
              <table:table-row>
                <table:table-cell table:style-name="Tableau1.A1" office:value-type="string">
                  <text:list xml:id="list123053816641119" text:continue-numbering="true" text:style-name="_5f_Numérotation_20_des_20_exercices_20_livrets">
                    <text:list-item>
                      <text:list>
                        <text:list-item>
                          <text:p text:style-name="P25">5 L</text:p>
                        </text:list-item>
                      </text:list>
                    </text:list-item>
                  </text:list>
                </table:table-cell>
                <table:table-cell table:style-name="Tableau1.A1" office:value-type="string">
                  <text:list xml:id="list123053893875277" text:continue-numbering="true" text:style-name="_5f_Numérotation_20_des_20_exercices_20_livrets">
                    <text:list-item>
                      <text:list>
                        <text:list-item>
                          <text:p text:style-name="P25">100 L</text:p>
                        </text:list-item>
                      </text:list>
                    </text:list-item>
                  </text:list>
                </table:table-cell>
                <table:table-cell table:style-name="Tableau1.A1" office:value-type="string">
                  <text:list xml:id="list123053148533425" text:continue-numbering="true" text:style-name="_5f_Numérotation_20_des_20_exercices_20_livrets">
                    <text:list-item>
                      <text:list>
                        <text:list-item>
                          <text:p text:style-name="P25">1 L</text:p>
                        </text:list-item>
                      </text:list>
                    </text:list-item>
                  </text:list>
                </table:table-cell>
                <table:table-cell table:style-name="Tableau1.D1" office:value-type="string">
                  <text:list xml:id="list123053154100384" text:continue-numbering="true" text:style-name="_5f_Numérotation_20_des_20_exercices_20_livrets">
                    <text:list-item>
                      <text:list>
                        <text:list-item>
                          <text:p text:style-name="P25">100 mL</text:p>
                        </text:list-item>
                      </text:list>
                    </text:list-item>
                  </text:list>
                </table:table-cell>
              </table:table-row>
              <table:table-row>
                <table:table-cell table:style-name="Tableau1.A2" office:value-type="string">
                  <text:p text:style-name="P21"><draw:g text:anchor-type="as-char" draw:z-index="3" draw:name="Forme2" draw:style-name="gr12"><draw:custom-shape draw:style-name="gr27" draw:text-style-name="P47" svg:width="1.304cm" svg:height="1.983cm" svg:x="0cm" svg:y="1.58cm"><text:p/><draw:enhanced-geometry svg:viewBox="0 0 88 21600" draw:glue-points="44 ?f6 44 0 0 10800 44 21600 88 10800" draw:text-areas="0 ?f6 88 ?f3" draw:type="can" draw:modifiers="5030.4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g draw:style-name="gr10"><draw:line draw:style-name="gr11" draw:text-style-name="P46" svg:x1="0.646cm" svg:y1="0.505cm" svg:x2="0.646cm" svg:y2="3.565cm"><text:p/></draw:line><draw:line draw:style-name="gr11" draw:text-style-name="P46" svg:x1="0.591cm" svg:y1="3.565cm" svg:x2="0.7cm" svg:y2="3.565cm"><text:p/></draw:line><draw:line draw:style-name="gr11" draw:text-style-name="P46" svg:x1="0.591cm" svg:y1="2.956cm" svg:x2="0.7cm" svg:y2="2.956cm"><text:p/></draw:line><draw:line draw:style-name="gr11" draw:text-style-name="P46" svg:x1="0.591cm" svg:y1="2.342cm" svg:x2="0.7cm" svg:y2="2.342cm"><text:p/></draw:line><draw:line draw:style-name="gr11" draw:text-style-name="P46" svg:x1="0.591cm" svg:y1="1.73cm" svg:x2="0.7cm" svg:y2="1.73cm"><text:p/></draw:line><draw:line draw:style-name="gr11" draw:text-style-name="P46" svg:x1="0.591cm" svg:y1="1.118cm" svg:x2="0.7cm" svg:y2="1.118cm"><text:p/></draw:line><draw:line draw:style-name="gr11" draw:text-style-name="P46" svg:x1="0.591cm" svg:y1="0.505cm" svg:x2="0.7cm" svg:y2="0.505cm"><text:p/></draw:line></draw:g><draw:custom-shape draw:style-name="gr28" draw:text-style-name="P51" svg:width="1.304cm" svg:height="3.564cm" svg:x="0cm" svg:y="0cm"><text:p/><draw:enhanced-geometry svg:viewBox="0 0 88 21600" draw:glue-points="44 ?f6 44 0 0 10800 44 21600 88 10800" draw:text-areas="0 ?f6 88 ?f3" draw:type="can" draw:modifiers="3065.30366806975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draw:g></text:p>
                </table:table-cell>
                <table:table-cell table:style-name="Tableau1.A2" office:value-type="string">
                  <text:p text:style-name="P21"><draw:g text:anchor-type="as-char" draw:z-index="4" draw:name="Forme3" draw:style-name="gr12"><draw:custom-shape draw:style-name="gr23" draw:text-style-name="P47" svg:width="1.498cm" svg:height="2.331cm" svg:x="0cm" svg:y="0.827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728.33117723156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g draw:style-name="gr10"><draw:line draw:name="trait1_4" draw:style-name="gr14" draw:text-style-name="P48" svg:x1="0cm" svg:y1="3.157cm" svg:x2="1.107cm" svg:y2="3.157cm"><text:p/></draw:line><draw:line draw:name="trait1_5" draw:style-name="gr14" draw:text-style-name="P48" svg:x1="0cm" svg:y1="0.393cm" svg:x2="0cm" svg:y2="3.159cm"><text:p/></draw:line><draw:line draw:name="trait1_6" draw:style-name="gr14" draw:text-style-name="P48" svg:x1="1.106cm" svg:y1="0.393cm" svg:x2="1.106cm" svg:y2="3.159cm"><text:p/></draw:line><draw:line draw:name="trait1_7" draw:style-name="gr14" draw:text-style-name="P48" svg:x1="0cm" svg:y1="0.393cm" svg:x2="1.107cm" svg:y2="0.393cm"><text:p/></draw:line><draw:line draw:name="trait2_3" draw:style-name="gr14" draw:text-style-name="P48" svg:x1="0cm" svg:y1="0.391cm" svg:x2="0.392cm" svg:y2="0cm"><text:p/></draw:line><draw:line draw:name="trait2_4" draw:style-name="gr14" draw:text-style-name="P48" svg:x1="1.106cm" svg:y1="0.391cm" svg:x2="1.498cm" svg:y2="0cm"><text:p/></draw:line><draw:line draw:name="trait2_5" draw:style-name="gr14" draw:text-style-name="P48" svg:x1="0.393cm" svg:y1="0cm" svg:x2="1.5cm" svg:y2="0cm"><text:p/></draw:line><draw:line draw:name="trait3_5" draw:style-name="gr24" draw:text-style-name="P48" svg:x1="0cm" svg:y1="3.16cm" svg:x2="0.392cm" svg:y2="2.769cm"><text:p/></draw:line><draw:line draw:name="trait3_6" draw:style-name="gr14" draw:text-style-name="P48" svg:x1="1.106cm" svg:y1="3.16cm" svg:x2="1.498cm" svg:y2="2.769cm"><text:p/></draw:line><draw:line draw:name="trait3_7" draw:style-name="gr25" draw:text-style-name="P48" svg:x1="0.393cm" svg:y1="2.769cm" svg:x2="1.5cm" svg:y2="2.769cm"><text:p/></draw:line><draw:line draw:name="trait3_8" draw:style-name="gr26" draw:text-style-name="P48" svg:x1="0.393cm" svg:y1="0cm" svg:x2="0.393cm" svg:y2="2.766cm"><text:p/></draw:line><draw:line draw:name="trait3_9" draw:style-name="gr14" draw:text-style-name="P48" svg:x1="1.499cm" svg:y1="0cm" svg:x2="1.499cm" svg:y2="2.766cm"><text:p/></draw:line></draw:g><draw:g draw:style-name="gr10"><draw:line draw:style-name="gr11" draw:text-style-name="P46" svg:x1="0.005cm" svg:y1="0.393cm" svg:x2="0.005cm" svg:y2="3.159cm"><text:p/></draw:line><draw:line draw:style-name="gr11" draw:text-style-name="P46" svg:x1="0.071cm" svg:y1="3.157cm" svg:x2="0cm" svg:y2="3.157cm"><text:p/></draw:line><draw:line draw:style-name="gr11" draw:text-style-name="P46" svg:x1="0.071cm" svg:y1="2.88cm" svg:x2="0cm" svg:y2="2.88cm"><text:p/></draw:line><draw:line draw:style-name="gr11" draw:text-style-name="P46" svg:x1="0.071cm" svg:y1="2.605cm" svg:x2="0cm" svg:y2="2.605cm"><text:p/></draw:line><draw:line draw:style-name="gr11" draw:text-style-name="P46" svg:x1="0.071cm" svg:y1="2.328cm" svg:x2="0cm" svg:y2="2.328cm"><text:p/></draw:line><draw:line draw:style-name="gr11" draw:text-style-name="P46" svg:x1="0.071cm" svg:y1="2.051cm" svg:x2="0cm" svg:y2="2.051cm"><text:p/></draw:line><draw:line draw:style-name="gr11" draw:text-style-name="P46" svg:x1="0.071cm" svg:y1="1.774cm" svg:x2="0cm" svg:y2="1.774cm"><text:p/></draw:line><draw:line draw:style-name="gr11" draw:text-style-name="P46" svg:x1="0.071cm" svg:y1="1.499cm" svg:x2="0cm" svg:y2="1.499cm"><text:p/></draw:line><draw:line draw:style-name="gr11" draw:text-style-name="P46" svg:x1="0.071cm" svg:y1="1.222cm" svg:x2="0cm" svg:y2="1.222cm"><text:p/></draw:line><draw:line draw:style-name="gr11" draw:text-style-name="P46" svg:x1="0.071cm" svg:y1="0.945cm" svg:x2="0cm" svg:y2="0.945cm"><text:p/></draw:line><draw:line draw:style-name="gr11" draw:text-style-name="P46" svg:x1="0.071cm" svg:y1="0.67cm" svg:x2="0cm" svg:y2="0.67cm"><text:p/></draw:line><draw:line draw:style-name="gr11" draw:text-style-name="P46" svg:x1="0.071cm" svg:y1="0.393cm" svg:x2="0cm" svg:y2="0.393cm"><text:p/></draw:line></draw:g></draw:g></text:p>
                </table:table-cell>
                <table:table-cell table:style-name="Tableau1.C2" office:value-type="string">
                  <text:p text:style-name="P21"><draw:g text:anchor-type="as-char" draw:z-index="5" draw:name="Forme4" draw:style-name="gr8"><draw:rect draw:style-name="gr9" draw:text-style-name="P45" svg:width="0.798cm" svg:height="3.894cm" svg:x="0cm" svg:y="0cm"><text:p/></draw:rect><draw:g draw:style-name="gr10"><draw:line draw:style-name="gr11" draw:text-style-name="P46" svg:x1="0.797cm" svg:y1="0cm" svg:x2="0.797cm" svg:y2="3.892cm"><text:p/></draw:line><draw:line draw:style-name="gr11" draw:text-style-name="P46" svg:x1="0.68cm" svg:y1="3.892cm" svg:x2="0.797cm" svg:y2="3.892cm"><text:p/></draw:line><draw:line draw:style-name="gr11" draw:text-style-name="P46" svg:x1="0.68cm" svg:y1="3.503cm" svg:x2="0.797cm" svg:y2="3.503cm"><text:p/></draw:line><draw:line draw:style-name="gr11" draw:text-style-name="P46" svg:x1="0.68cm" svg:y1="3.114cm" svg:x2="0.797cm" svg:y2="3.114cm"><text:p/></draw:line><draw:line draw:style-name="gr11" draw:text-style-name="P46" svg:x1="0.68cm" svg:y1="2.724cm" svg:x2="0.797cm" svg:y2="2.724cm"><text:p/></draw:line><draw:line draw:style-name="gr11" draw:text-style-name="P46" svg:x1="0.68cm" svg:y1="2.336cm" svg:x2="0.797cm" svg:y2="2.336cm"><text:p/></draw:line><draw:line draw:style-name="gr11" draw:text-style-name="P46" svg:x1="0.68cm" svg:y1="1.947cm" svg:x2="0.797cm" svg:y2="1.947cm"><text:p/></draw:line><draw:line draw:style-name="gr11" draw:text-style-name="P46" svg:x1="0.68cm" svg:y1="1.559cm" svg:x2="0.797cm" svg:y2="1.559cm"><text:p/></draw:line><draw:line draw:style-name="gr11" draw:text-style-name="P46" svg:x1="0.68cm" svg:y1="1.169cm" svg:x2="0.797cm" svg:y2="1.169cm"><text:p/></draw:line><draw:line draw:style-name="gr11" draw:text-style-name="P46" svg:x1="0.68cm" svg:y1="0.778cm" svg:x2="0.797cm" svg:y2="0.778cm"><text:p/></draw:line><draw:line draw:style-name="gr11" draw:text-style-name="P46" svg:x1="0.68cm" svg:y1="0.393cm" svg:x2="0.797cm" svg:y2="0.393cm"><text:p/></draw:line><draw:line draw:style-name="gr11" draw:text-style-name="P46" svg:x1="0.68cm" svg:y1="0cm" svg:x2="0.797cm" svg:y2="0cm"><text:p/></draw:line></draw:g></draw:g></text:p>
                </table:table-cell>
                <table:table-cell table:style-name="Tableau1.D2" office:value-type="string">
                  <text:p text:style-name="P21"><draw:g text:anchor-type="as-char" draw:z-index="6" draw:name="Forme5" draw:style-name="gr12"><draw:rect draw:style-name="gr9" draw:text-style-name="P45" svg:width="0.768cm" svg:height="3.904cm" svg:x="0cm" svg:y="0cm"><text:p/></draw:rect><draw:g draw:style-name="gr10"><draw:line draw:style-name="gr11" draw:text-style-name="P46" svg:x1="0.768cm" svg:y1="0cm" svg:x2="0.768cm" svg:y2="3.904cm"><text:p/></draw:line><draw:line draw:style-name="gr11" draw:text-style-name="P46" svg:x1="0.503cm" svg:y1="3.902cm" svg:x2="0.766cm" svg:y2="3.902cm"><text:p/></draw:line><draw:line draw:style-name="gr11" draw:text-style-name="P46" svg:x1="0.593cm" svg:y1="3.708cm" svg:x2="0.768cm" svg:y2="3.708cm"><text:p/></draw:line><draw:line draw:style-name="gr11" draw:text-style-name="P46" svg:x1="0.681cm" svg:y1="3.67cm" svg:x2="0.769cm" svg:y2="3.67cm"><text:p/></draw:line><draw:line draw:style-name="gr11" draw:text-style-name="P46" svg:x1="0.681cm" svg:y1="3.627cm" svg:x2="0.769cm" svg:y2="3.627cm"><text:p/></draw:line><draw:line draw:style-name="gr11" draw:text-style-name="P46" svg:x1="0.681cm" svg:y1="3.59cm" svg:x2="0.769cm" svg:y2="3.59cm"><text:p/></draw:line><draw:line draw:style-name="gr11" draw:text-style-name="P46" svg:x1="0.681cm" svg:y1="3.551cm" svg:x2="0.769cm" svg:y2="3.551cm"><text:p/></draw:line><draw:line draw:style-name="gr11" draw:text-style-name="P46" svg:x1="0.681cm" svg:y1="3.747cm" svg:x2="0.769cm" svg:y2="3.747cm"><text:p/></draw:line><draw:line draw:style-name="gr11" draw:text-style-name="P46" svg:x1="0.681cm" svg:y1="3.784cm" svg:x2="0.769cm" svg:y2="3.784cm"><text:p/></draw:line><draw:line draw:style-name="gr11" draw:text-style-name="P46" svg:x1="0.681cm" svg:y1="3.826cm" svg:x2="0.769cm" svg:y2="3.826cm"><text:p/></draw:line><draw:line draw:style-name="gr11" draw:text-style-name="P46" svg:x1="0.681cm" svg:y1="3.865cm" svg:x2="0.769cm" svg:y2="3.865cm"><text:p/></draw:line><draw:line draw:style-name="gr11" draw:text-style-name="P46" svg:x1="0.503cm" svg:y1="3.513cm" svg:x2="0.766cm" svg:y2="3.513cm"><text:p/></draw:line><draw:line draw:style-name="gr11" draw:text-style-name="P46" svg:x1="0.593cm" svg:y1="3.318cm" svg:x2="0.768cm" svg:y2="3.318cm"><text:p/></draw:line><draw:line draw:style-name="gr11" draw:text-style-name="P46" svg:x1="0.681cm" svg:y1="3.276cm" svg:x2="0.769cm" svg:y2="3.276cm"><text:p/></draw:line><draw:line draw:style-name="gr11" draw:text-style-name="P46" svg:x1="0.681cm" svg:y1="3.239cm" svg:x2="0.769cm" svg:y2="3.239cm"><text:p/></draw:line><draw:line draw:style-name="gr11" draw:text-style-name="P46" svg:x1="0.681cm" svg:y1="3.2cm" svg:x2="0.769cm" svg:y2="3.2cm"><text:p/></draw:line><draw:line draw:style-name="gr11" draw:text-style-name="P46" svg:x1="0.681cm" svg:y1="3.162cm" svg:x2="0.769cm" svg:y2="3.162cm"><text:p/></draw:line><draw:line draw:style-name="gr11" draw:text-style-name="P46" svg:x1="0.681cm" svg:y1="3.357cm" svg:x2="0.769cm" svg:y2="3.357cm"><text:p/></draw:line><draw:line draw:style-name="gr11" draw:text-style-name="P46" svg:x1="0.681cm" svg:y1="3.394cm" svg:x2="0.769cm" svg:y2="3.394cm"><text:p/></draw:line><draw:line draw:style-name="gr11" draw:text-style-name="P46" svg:x1="0.681cm" svg:y1="3.433cm" svg:x2="0.769cm" svg:y2="3.433cm"><text:p/></draw:line><draw:line draw:style-name="gr11" draw:text-style-name="P46" svg:x1="0.681cm" svg:y1="3.475cm" svg:x2="0.769cm" svg:y2="3.475cm"><text:p/></draw:line><draw:line draw:style-name="gr11" draw:text-style-name="P46" svg:x1="0.503cm" svg:y1="3.124cm" svg:x2="0.766cm" svg:y2="3.124cm"><text:p/></draw:line><draw:line draw:style-name="gr11" draw:text-style-name="P46" svg:x1="0.593cm" svg:y1="2.925cm" svg:x2="0.768cm" svg:y2="2.925cm"><text:p/></draw:line><draw:line draw:style-name="gr11" draw:text-style-name="P46" svg:x1="0.681cm" svg:y1="2.886cm" svg:x2="0.769cm" svg:y2="2.886cm"><text:p/></draw:line><draw:line draw:style-name="gr11" draw:text-style-name="P46" svg:x1="0.681cm" svg:y1="2.849cm" svg:x2="0.769cm" svg:y2="2.849cm"><text:p/></draw:line><draw:line draw:style-name="gr11" draw:text-style-name="P46" svg:x1="0.681cm" svg:y1="2.811cm" svg:x2="0.769cm" svg:y2="2.811cm"><text:p/></draw:line><draw:line draw:style-name="gr11" draw:text-style-name="P46" svg:x1="0.681cm" svg:y1="2.771cm" svg:x2="0.769cm" svg:y2="2.771cm"><text:p/></draw:line><draw:line draw:style-name="gr11" draw:text-style-name="P46" svg:x1="0.681cm" svg:y1="2.967cm" svg:x2="0.769cm" svg:y2="2.967cm"><text:p/></draw:line><draw:line draw:style-name="gr11" draw:text-style-name="P46" svg:x1="0.681cm" svg:y1="3.006cm" svg:x2="0.769cm" svg:y2="3.006cm"><text:p/></draw:line><draw:line draw:style-name="gr11" draw:text-style-name="P46" svg:x1="0.681cm" svg:y1="3.043cm" svg:x2="0.769cm" svg:y2="3.043cm"><text:p/></draw:line><draw:line draw:style-name="gr11" draw:text-style-name="P46" svg:x1="0.681cm" svg:y1="3.082cm" svg:x2="0.769cm" svg:y2="3.082cm"><text:p/></draw:line><draw:line draw:style-name="gr11" draw:text-style-name="P46" svg:x1="0.503cm" svg:y1="2.731cm" svg:x2="0.766cm" svg:y2="2.731cm"><text:p/></draw:line><draw:line draw:style-name="gr11" draw:text-style-name="P46" svg:x1="0.593cm" svg:y1="2.535cm" svg:x2="0.768cm" svg:y2="2.535cm"><text:p/></draw:line><draw:line draw:style-name="gr11" draw:text-style-name="P46" svg:x1="0.681cm" svg:y1="2.498cm" svg:x2="0.769cm" svg:y2="2.498cm"><text:p/></draw:line><draw:line draw:style-name="gr11" draw:text-style-name="P46" svg:x1="0.681cm" svg:y1="2.46cm" svg:x2="0.769cm" svg:y2="2.46cm"><text:p/></draw:line><draw:line draw:style-name="gr11" draw:text-style-name="P46" svg:x1="0.681cm" svg:y1="2.417cm" svg:x2="0.769cm" svg:y2="2.417cm"><text:p/></draw:line><draw:line draw:style-name="gr11" draw:text-style-name="P46" svg:x1="0.681cm" svg:y1="2.378cm" svg:x2="0.769cm" svg:y2="2.378cm"><text:p/></draw:line><draw:line draw:style-name="gr11" draw:text-style-name="P46" svg:x1="0.681cm" svg:y1="2.574cm" svg:x2="0.769cm" svg:y2="2.574cm"><text:p/></draw:line><draw:line draw:style-name="gr11" draw:text-style-name="P46" svg:x1="0.681cm" svg:y1="2.616cm" svg:x2="0.769cm" svg:y2="2.616cm"><text:p/></draw:line><draw:line draw:style-name="gr11" draw:text-style-name="P46" svg:x1="0.681cm" svg:y1="2.655cm" svg:x2="0.769cm" svg:y2="2.655cm"><text:p/></draw:line><draw:line draw:style-name="gr11" draw:text-style-name="P46" svg:x1="0.681cm" svg:y1="2.692cm" svg:x2="0.769cm" svg:y2="2.692cm"><text:p/></draw:line><draw:line draw:style-name="gr11" draw:text-style-name="P46" svg:x1="0.503cm" svg:y1="2.341cm" svg:x2="0.766cm" svg:y2="2.341cm"><text:p/></draw:line><draw:line draw:style-name="gr11" draw:text-style-name="P46" svg:x1="0.593cm" svg:y1="2.147cm" svg:x2="0.768cm" svg:y2="2.147cm"><text:p/></draw:line><draw:line draw:style-name="gr11" draw:text-style-name="P46" svg:x1="0.681cm" svg:y1="2.108cm" svg:x2="0.769cm" svg:y2="2.108cm"><text:p/></draw:line><draw:line draw:style-name="gr11" draw:text-style-name="P46" svg:x1="0.681cm" svg:y1="2.069cm" svg:x2="0.769cm" svg:y2="2.069cm"><text:p/></draw:line><draw:line draw:style-name="gr11" draw:text-style-name="P46" svg:x1="0.681cm" svg:y1="2.027cm" svg:x2="0.769cm" svg:y2="2.027cm"><text:p/></draw:line><draw:line draw:style-name="gr11" draw:text-style-name="P46" svg:x1="0.681cm" svg:y1="1.99cm" svg:x2="0.769cm" svg:y2="1.99cm"><text:p/></draw:line><draw:line draw:style-name="gr11" draw:text-style-name="P46" svg:x1="0.681cm" svg:y1="2.184cm" svg:x2="0.769cm" svg:y2="2.184cm"><text:p/></draw:line><draw:line draw:style-name="gr11" draw:text-style-name="P46" svg:x1="0.681cm" svg:y1="2.223cm" svg:x2="0.769cm" svg:y2="2.223cm"><text:p/></draw:line><draw:line draw:style-name="gr11" draw:text-style-name="P46" svg:x1="0.681cm" svg:y1="2.263cm" svg:x2="0.769cm" svg:y2="2.263cm"><text:p/></draw:line><draw:line draw:style-name="gr11" draw:text-style-name="P46" svg:x1="0.681cm" svg:y1="2.304cm" svg:x2="0.769cm" svg:y2="2.304cm"><text:p/></draw:line><draw:line draw:style-name="gr11" draw:text-style-name="P46" svg:x1="0.503cm" svg:y1="1.952cm" svg:x2="0.766cm" svg:y2="1.952cm"><text:p/></draw:line><draw:line draw:style-name="gr11" draw:text-style-name="P46" svg:x1="0.593cm" svg:y1="1.757cm" svg:x2="0.768cm" svg:y2="1.757cm"><text:p/></draw:line><draw:line draw:style-name="gr11" draw:text-style-name="P46" svg:x1="0.681cm" svg:y1="1.718cm" svg:x2="0.769cm" svg:y2="1.718cm"><text:p/></draw:line><draw:line draw:style-name="gr11" draw:text-style-name="P46" svg:x1="0.681cm" svg:y1="1.676cm" svg:x2="0.769cm" svg:y2="1.676cm"><text:p/></draw:line><draw:line draw:style-name="gr11" draw:text-style-name="P46" svg:x1="0.681cm" svg:y1="1.639cm" svg:x2="0.769cm" svg:y2="1.639cm"><text:p/></draw:line><draw:line draw:style-name="gr11" draw:text-style-name="P46" svg:x1="0.681cm" svg:y1="1.601cm" svg:x2="0.769cm" svg:y2="1.601cm"><text:p/></draw:line><draw:line draw:style-name="gr11" draw:text-style-name="P46" svg:x1="0.681cm" svg:y1="1.796cm" svg:x2="0.769cm" svg:y2="1.796cm"><text:p/></draw:line><draw:line draw:style-name="gr11" draw:text-style-name="P46" svg:x1="0.681cm" svg:y1="1.833cm" svg:x2="0.769cm" svg:y2="1.833cm"><text:p/></draw:line><draw:line draw:style-name="gr11" draw:text-style-name="P46" svg:x1="0.681cm" svg:y1="1.87cm" svg:x2="0.769cm" svg:y2="1.87cm"><text:p/></draw:line><draw:line draw:style-name="gr11" draw:text-style-name="P46" svg:x1="0.681cm" svg:y1="1.912cm" svg:x2="0.769cm" svg:y2="1.912cm"><text:p/></draw:line><draw:line draw:style-name="gr11" draw:text-style-name="P46" svg:x1="0.503cm" svg:y1="1.562cm" svg:x2="0.766cm" svg:y2="1.562cm"><text:p/></draw:line><draw:line draw:style-name="gr11" draw:text-style-name="P46" svg:x1="0.593cm" svg:y1="1.367cm" svg:x2="0.768cm" svg:y2="1.367cm"><text:p/></draw:line><draw:line draw:style-name="gr11" draw:text-style-name="P46" svg:x1="0.681cm" svg:y1="1.325cm" svg:x2="0.769cm" svg:y2="1.325cm"><text:p/></draw:line><draw:line draw:style-name="gr11" draw:text-style-name="P46" svg:x1="0.681cm" svg:y1="1.288cm" svg:x2="0.769cm" svg:y2="1.288cm"><text:p/></draw:line><draw:line draw:style-name="gr11" draw:text-style-name="P46" svg:x1="0.681cm" svg:y1="1.249cm" svg:x2="0.769cm" svg:y2="1.249cm"><text:p/></draw:line><draw:line draw:style-name="gr11" draw:text-style-name="P46" svg:x1="0.681cm" svg:y1="1.21cm" svg:x2="0.769cm" svg:y2="1.21cm"><text:p/></draw:line><draw:line draw:style-name="gr11" draw:text-style-name="P46" svg:x1="0.681cm" svg:y1="1.406cm" svg:x2="0.769cm" svg:y2="1.406cm"><text:p/></draw:line><draw:line draw:style-name="gr11" draw:text-style-name="P46" svg:x1="0.681cm" svg:y1="1.444cm" svg:x2="0.769cm" svg:y2="1.444cm"><text:p/></draw:line><draw:line draw:style-name="gr11" draw:text-style-name="P46" svg:x1="0.681cm" svg:y1="1.482cm" svg:x2="0.769cm" svg:y2="1.482cm"><text:p/></draw:line><draw:line draw:style-name="gr11" draw:text-style-name="P46" svg:x1="0.681cm" svg:y1="1.519cm" svg:x2="0.769cm" svg:y2="1.519cm"><text:p/></draw:line><draw:line draw:style-name="gr11" draw:text-style-name="P46" svg:x1="0.503cm" svg:y1="1.168cm" svg:x2="0.766cm" svg:y2="1.168cm"><text:p/></draw:line><draw:line draw:style-name="gr11" draw:text-style-name="P46" svg:x1="0.593cm" svg:y1="0.974cm" svg:x2="0.768cm" svg:y2="0.974cm"><text:p/></draw:line><draw:line draw:style-name="gr11" draw:text-style-name="P46" svg:x1="0.681cm" svg:y1="0.937cm" svg:x2="0.769cm" svg:y2="0.937cm"><text:p/></draw:line><draw:line draw:style-name="gr11" draw:text-style-name="P46" svg:x1="0.681cm" svg:y1="0.899cm" svg:x2="0.769cm" svg:y2="0.899cm"><text:p/></draw:line><draw:line draw:style-name="gr11" draw:text-style-name="P46" svg:x1="0.681cm" svg:y1="0.859cm" svg:x2="0.769cm" svg:y2="0.859cm"><text:p/></draw:line><draw:line draw:style-name="gr11" draw:text-style-name="P46" svg:x1="0.681cm" svg:y1="0.817cm" svg:x2="0.769cm" svg:y2="0.817cm"><text:p/></draw:line><draw:line draw:style-name="gr11" draw:text-style-name="P46" svg:x1="0.681cm" svg:y1="1.011cm" svg:x2="0.769cm" svg:y2="1.011cm"><text:p/></draw:line><draw:line draw:style-name="gr11" draw:text-style-name="P46" svg:x1="0.681cm" svg:y1="1.055cm" svg:x2="0.769cm" svg:y2="1.055cm"><text:p/></draw:line><draw:line draw:style-name="gr11" draw:text-style-name="P46" svg:x1="0.681cm" svg:y1="1.093cm" svg:x2="0.769cm" svg:y2="1.093cm"><text:p/></draw:line><draw:line draw:style-name="gr11" draw:text-style-name="P46" svg:x1="0.681cm" svg:y1="1.131cm" svg:x2="0.769cm" svg:y2="1.131cm"><text:p/></draw:line><draw:line draw:style-name="gr11" draw:text-style-name="P46" svg:x1="0.503cm" svg:y1="0.78cm" svg:x2="0.766cm" svg:y2="0.78cm"><text:p/></draw:line><draw:line draw:style-name="gr11" draw:text-style-name="P46" svg:x1="0.593cm" svg:y1="0.586cm" svg:x2="0.768cm" svg:y2="0.586cm"><text:p/></draw:line><draw:line draw:style-name="gr11" draw:text-style-name="P46" svg:x1="0.681cm" svg:y1="0.547cm" svg:x2="0.769cm" svg:y2="0.547cm"><text:p/></draw:line><draw:line draw:style-name="gr11" draw:text-style-name="P46" svg:x1="0.681cm" svg:y1="0.503cm" svg:x2="0.769cm" svg:y2="0.503cm"><text:p/></draw:line><draw:line draw:style-name="gr11" draw:text-style-name="P46" svg:x1="0.681cm" svg:y1="0.466cm" svg:x2="0.769cm" svg:y2="0.466cm"><text:p/></draw:line><draw:line draw:style-name="gr11" draw:text-style-name="P46" svg:x1="0.681cm" svg:y1="0.429cm" svg:x2="0.769cm" svg:y2="0.429cm"><text:p/></draw:line><draw:line draw:style-name="gr11" draw:text-style-name="P46" svg:x1="0.681cm" svg:y1="0.623cm" svg:x2="0.769cm" svg:y2="0.623cm"><text:p/></draw:line><draw:line draw:style-name="gr11" draw:text-style-name="P46" svg:x1="0.681cm" svg:y1="0.66cm" svg:x2="0.769cm" svg:y2="0.66cm"><text:p/></draw:line><draw:line draw:style-name="gr11" draw:text-style-name="P46" svg:x1="0.681cm" svg:y1="0.703cm" svg:x2="0.769cm" svg:y2="0.703cm"><text:p/></draw:line><draw:line draw:style-name="gr11" draw:text-style-name="P46" svg:x1="0.681cm" svg:y1="0.742cm" svg:x2="0.769cm" svg:y2="0.742cm"><text:p/></draw:line><draw:line draw:style-name="gr11" draw:text-style-name="P46" svg:x1="0.503cm" svg:y1="0.39cm" svg:x2="0.766cm" svg:y2="0.39cm"><text:p/></draw:line><draw:line draw:style-name="gr11" draw:text-style-name="P46" svg:x1="0.593cm" svg:y1="0.196cm" svg:x2="0.768cm" svg:y2="0.196cm"><text:p/></draw:line><draw:line draw:style-name="gr11" draw:text-style-name="P46" svg:x1="0.681cm" svg:y1="0.152cm" svg:x2="0.769cm" svg:y2="0.152cm"><text:p/></draw:line><draw:line draw:style-name="gr11" draw:text-style-name="P46" svg:x1="0.681cm" svg:y1="0.115cm" svg:x2="0.769cm" svg:y2="0.115cm"><text:p/></draw:line><draw:line draw:style-name="gr11" draw:text-style-name="P46" svg:x1="0.681cm" svg:y1="0.078cm" svg:x2="0.769cm" svg:y2="0.078cm"><text:p/></draw:line><draw:line draw:style-name="gr11" draw:text-style-name="P46" svg:x1="0.681cm" svg:y1="0.039cm" svg:x2="0.769cm" svg:y2="0.039cm"><text:p/></draw:line><draw:line draw:style-name="gr11" draw:text-style-name="P46" svg:x1="0.681cm" svg:y1="0.234cm" svg:x2="0.769cm" svg:y2="0.234cm"><text:p/></draw:line><draw:line draw:style-name="gr11" draw:text-style-name="P46" svg:x1="0.681cm" svg:y1="0.272cm" svg:x2="0.769cm" svg:y2="0.272cm"><text:p/></draw:line><draw:line draw:style-name="gr11" draw:text-style-name="P46" svg:x1="0.681cm" svg:y1="0.309cm" svg:x2="0.769cm" svg:y2="0.309cm"><text:p/></draw:line><draw:line draw:style-name="gr11" draw:text-style-name="P46" svg:x1="0.681cm" svg:y1="0.351cm" svg:x2="0.769cm" svg:y2="0.351cm"><text:p/></draw:line><draw:line draw:style-name="gr11" draw:text-style-name="P46" svg:x1="0.503cm" svg:y1="0cm" svg:x2="0.766cm" svg:y2="0cm"><text:p/></draw:line></draw:g></draw:g></text:p>
                </table:table-cell>
              </table:table-row>
              <table:table-row table:style-name="Tableau1.3">
                <table:table-cell table:style-name="Tableau1.A2" office:value-type="string">
                  <text:p text:style-name="P21"><text:s/><text:span text:style-name="_5f_pointillés_20_gris">…...........</text:span> L</text:p>
                </table:table-cell>
                <table:table-cell table:style-name="Tableau1.A2" office:value-type="string">
                  <text:p text:style-name="P21"><text:span text:style-name="_5f_pointillés_20_gris">…...........</text:span> L</text:p>
                </table:table-cell>
                <table:table-cell table:style-name="Tableau1.C3" office:value-type="string">
                  <text:p text:style-name="P21">0,7 L</text:p>
                </table:table-cell>
                <table:table-cell table:style-name="Tableau1.D3" office:value-type="string">
                  <text:p text:style-name="P21">85 mL</text:p>
                </table:table-cell>
              </table:table-row>
            </table:table>
            <text:list xml:id="list123054066313651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T23">On a indiqué la capacité de cha</text:span><text:span text:style-name="T24">que</text:span><text:span text:style-name="T23"> récipient. </text:span><text:span text:style-name="T24">P</text:span><text:span text:style-name="T23">récise sous chacun d'eux et dans la même unité dans quelle mesure ils ont été remplis ou remplis-les selon la contenance indiquée. </text:span><text:span text:style-name="T25">Attention à l’uni­té indiquée dans la seconde ligne du tableau.</text:span></text:h>
              </text:list-item>
            </text:list>
            <table:table table:name="Tableau9" table:style-name="Tableau9">
              <table:table-column table:style-name="Tableau9.A" table:number-columns-repeated="3"/>
              <table:table-column table:style-name="Tableau9.D"/>
              <table:table-row>
                <table:table-cell table:style-name="Tableau9.A1" office:value-type="string">
                  <text:list xml:id="list123054012908788" text:continue-list="list123054066313651" text:style-name="_5f_Numérotation_20_des_20_exercices_20_livrets">
                    <text:list-item>
                      <text:list>
                        <text:list-item text:start-value="1">
                          <text:p text:style-name="P26">1 daL</text:p>
                        </text:list-item>
                      </text:list>
                    </text:list-item>
                  </text:list>
                </table:table-cell>
                <table:table-cell table:style-name="Tableau9.A1" office:value-type="string">
                  <text:list xml:id="list123054341689434" text:continue-numbering="true" text:style-name="_5f_Numérotation_20_des_20_exercices_20_livrets">
                    <text:list-item>
                      <text:list>
                        <text:list-item>
                          <text:p text:style-name="P26">750 mL</text:p>
                        </text:list-item>
                      </text:list>
                    </text:list-item>
                  </text:list>
                </table:table-cell>
                <table:table-cell table:style-name="Tableau9.A1" office:value-type="string">
                  <text:list xml:id="list123054766612952" text:continue-numbering="true" text:style-name="_5f_Numérotation_20_des_20_exercices_20_livrets">
                    <text:list-item>
                      <text:list>
                        <text:list-item>
                          <text:p text:style-name="P26">50 L</text:p>
                        </text:list-item>
                      </text:list>
                    </text:list-item>
                  </text:list>
                </table:table-cell>
                <table:table-cell table:style-name="Tableau9.D1" office:value-type="string">
                  <text:list xml:id="list123052872327895" text:continue-numbering="true" text:style-name="_5f_Numérotation_20_des_20_exercices_20_livrets">
                    <text:list-item>
                      <text:list>
                        <text:list-item>
                          <text:p text:style-name="P26">1 L</text:p>
                        </text:list-item>
                      </text:list>
                    </text:list-item>
                  </text:list>
                </table:table-cell>
              </table:table-row>
              <table:table-row>
                <table:table-cell table:style-name="Tableau9.A2" office:value-type="string">
                  <text:p text:style-name="P21"><draw:g text:anchor-type="as-char" draw:z-index="7" draw:name="Forme6" draw:style-name="gr18"><draw:custom-shape draw:style-name="gr19" draw:text-style-name="P47" svg:width="0.929cm" svg:height="2.14cm" svg:x="0cm" svg:y="1.219cm"><text:p/><draw:enhanced-geometry svg:viewBox="0 0 88 21600" draw:mirror-horizontal="false" draw:mirror-vertical="false" draw:glue-points="44 ?f6 44 0 0 10800 44 21600 88 10800" draw:text-areas="0 ?f6 88 ?f3" draw:type="can" draw:modifiers="3253.46977934122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20" draw:text-style-name="P49" svg:width="0.692cm" svg:height="0.782cm" draw:transform="rotate (1.5707963267949) translate (0.0652638888888889cm 1.20473611111111cm)"><draw:text-box><text:p/></draw:text-box></draw:frame><draw:g draw:style-name="gr10"><draw:line draw:style-name="gr11" draw:text-style-name="P46" svg:x1="0.489cm" svg:y1="0.347cm" svg:x2="0.489cm" svg:y2="3.359cm"><text:p/></draw:line><draw:line draw:style-name="gr11" draw:text-style-name="P46" svg:x1="0.44cm" svg:y1="3.358cm" svg:x2="0.533cm" svg:y2="3.358cm"><text:p/></draw:line><draw:line draw:style-name="gr11" draw:text-style-name="P46" svg:x1="0.44cm" svg:y1="3.059cm" svg:x2="0.533cm" svg:y2="3.059cm"><text:p/></draw:line><draw:line draw:style-name="gr11" draw:text-style-name="P46" svg:x1="0.44cm" svg:y1="2.755cm" svg:x2="0.533cm" svg:y2="2.755cm"><text:p/></draw:line><draw:line draw:style-name="gr11" draw:text-style-name="P46" svg:x1="0.44cm" svg:y1="2.454cm" svg:x2="0.533cm" svg:y2="2.454cm"><text:p/></draw:line><draw:line draw:style-name="gr11" draw:text-style-name="P46" svg:x1="0.44cm" svg:y1="2.155cm" svg:x2="0.533cm" svg:y2="2.155cm"><text:p/></draw:line><draw:line draw:style-name="gr11" draw:text-style-name="P46" svg:x1="0.44cm" svg:y1="1.852cm" svg:x2="0.533cm" svg:y2="1.852cm"><text:p/></draw:line><draw:line draw:style-name="gr11" draw:text-style-name="P46" svg:x1="0.44cm" svg:y1="1.55cm" svg:x2="0.533cm" svg:y2="1.55cm"><text:p/></draw:line><draw:line draw:style-name="gr11" draw:text-style-name="P46" svg:x1="0.44cm" svg:y1="1.251cm" svg:x2="0.533cm" svg:y2="1.251cm"><text:p/></draw:line><draw:line draw:style-name="gr11" draw:text-style-name="P46" svg:x1="0.44cm" svg:y1="0.952cm" svg:x2="0.533cm" svg:y2="0.952cm"><text:p/></draw:line><draw:line draw:style-name="gr11" draw:text-style-name="P46" svg:x1="0.44cm" svg:y1="0.646cm" svg:x2="0.533cm" svg:y2="0.646cm"><text:p/></draw:line><draw:line draw:style-name="gr11" draw:text-style-name="P46" svg:x1="0.44cm" svg:y1="0.347cm" svg:x2="0.533cm" svg:y2="0.347cm"><text:p/></draw:line></draw:g><draw:g draw:style-name="gr10"><draw:ellipse draw:name="trait1_8" draw:style-name="gr21" draw:text-style-name="P50" svg:width="0.929cm" svg:height="0.322cm" svg:x="0cm" svg:y="3.039cm" draw:kind="arc" draw:start-angle="0" draw:end-angle="180"><text:p/></draw:ellipse><draw:ellipse draw:name="trait1_9" draw:style-name="gr22" draw:text-style-name="P50" svg:width="0.929cm" svg:height="0.32cm" svg:x="0cm" svg:y="3.041cm" draw:kind="arc" draw:start-angle="180" draw:end-angle="0"><text:p/></draw:ellipse><draw:ellipse draw:name="trait1_10" draw:style-name="gr22" draw:text-style-name="P50" svg:width="0.929cm" svg:height="0.32cm" svg:x="0cm" svg:y="0cm" draw:kind="arc" draw:start-angle="0" draw:end-angle="180"><text:p/></draw:ellipse><draw:ellipse draw:name="trait1_11" draw:style-name="gr22" draw:text-style-name="P50" svg:width="0.929cm" svg:height="0.32cm" svg:x="0cm" svg:y="0.002cm" draw:kind="arc" draw:start-angle="180" draw:end-angle="0"><text:p/></draw:ellipse><draw:line draw:name="trait0_2" draw:style-name="gr22" draw:text-style-name="P50" svg:x1="0cm" svg:y1="0.161cm" svg:x2="0cm" svg:y2="3.199cm"><text:p/></draw:line><draw:line draw:name="trait0_3" draw:style-name="gr22" draw:text-style-name="P50" svg:x1="0.931cm" svg:y1="0.161cm" svg:x2="0.931cm" svg:y2="3.199cm"><text:p/></draw:line></draw:g></draw:g></text:p>
                </table:table-cell>
                <table:table-cell table:style-name="Tableau9.A2" office:value-type="string">
                  <text:p text:style-name="P21"><draw:g text:anchor-type="as-char" draw:z-index="8" draw:name="Forme7" draw:style-name="gr12"><draw:custom-shape draw:style-name="gr13" draw:text-style-name="P47" svg:width="1.638cm" svg:height="1.502cm" svg:x="0cm" svg:y="0.494cm"><text:p/>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7409.05209222886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g draw:style-name="gr10"><draw:line draw:name="trait1_0" draw:style-name="gr14" draw:text-style-name="P48" svg:x1="0cm" svg:y1="1.995cm" svg:x2="1.149cm" svg:y2="1.995cm"><text:p/></draw:line><draw:line draw:name="trait1_1" draw:style-name="gr14" draw:text-style-name="P48" svg:x1="0cm" svg:y1="0.521cm" svg:x2="0cm" svg:y2="1.995cm"><text:p/></draw:line><draw:line draw:name="trait1_2" draw:style-name="gr14" draw:text-style-name="P48" svg:x1="1.147cm" svg:y1="0.521cm" svg:x2="1.147cm" svg:y2="1.995cm"><text:p/></draw:line><draw:line draw:name="trait1_3" draw:style-name="gr14" draw:text-style-name="P48" svg:x1="0cm" svg:y1="0.521cm" svg:x2="1.149cm" svg:y2="0.521cm"><text:p/></draw:line><draw:line draw:name="trait2_6" draw:style-name="gr14" draw:text-style-name="P48" svg:x1="0cm" svg:y1="0.521cm" svg:x2="0.487cm" svg:y2="0cm"><text:p/></draw:line><draw:line draw:name="trait2_7" draw:style-name="gr14" draw:text-style-name="P48" svg:x1="1.147cm" svg:y1="0.521cm" svg:x2="1.634cm" svg:y2="0cm"><text:p/></draw:line><draw:line draw:name="trait2_8" draw:style-name="gr14" draw:text-style-name="P48" svg:x1="0.487cm" svg:y1="0cm" svg:x2="1.636cm" svg:y2="0cm"><text:p/></draw:line><draw:line draw:name="trait3_10" draw:style-name="gr15" draw:text-style-name="P48" svg:x1="0cm" svg:y1="1.997cm" svg:x2="0.487cm" svg:y2="1.476cm"><text:p/></draw:line><draw:line draw:name="trait3_11" draw:style-name="gr14" draw:text-style-name="P48" svg:x1="1.147cm" svg:y1="1.997cm" svg:x2="1.634cm" svg:y2="1.476cm"><text:p/></draw:line><draw:line draw:name="trait3_12" draw:style-name="gr16" draw:text-style-name="P48" svg:x1="0.487cm" svg:y1="1.476cm" svg:x2="1.636cm" svg:y2="1.476cm"><text:p/></draw:line><draw:line draw:name="trait3_13" draw:style-name="gr17" draw:text-style-name="P48" svg:x1="0.487cm" svg:y1="0cm" svg:x2="0.487cm" svg:y2="1.474cm"><text:p/></draw:line><draw:line draw:name="trait3_14" draw:style-name="gr14" draw:text-style-name="P48" svg:x1="1.637cm" svg:y1="0cm" svg:x2="1.637cm" svg:y2="1.474cm"><text:p/></draw:line></draw:g><draw:g draw:style-name="gr10"><draw:line draw:style-name="gr11" draw:text-style-name="P46" svg:x1="1.15cm" svg:y1="0.521cm" svg:x2="1.15cm" svg:y2="1.994cm"><text:p/></draw:line><draw:line draw:style-name="gr11" draw:text-style-name="P46" svg:x1="1.026cm" svg:y1="1.995cm" svg:x2="1.15cm" svg:y2="1.995cm"><text:p/></draw:line><draw:line draw:style-name="gr11" draw:text-style-name="P46" svg:x1="1.026cm" svg:y1="1.506cm" svg:x2="1.15cm" svg:y2="1.506cm"><text:p/></draw:line><draw:line draw:style-name="gr11" draw:text-style-name="P46" svg:x1="1.026cm" svg:y1="1.013cm" svg:x2="1.15cm" svg:y2="1.013cm"><text:p/></draw:line><draw:line draw:style-name="gr11" draw:text-style-name="P46" svg:x1="1.026cm" svg:y1="0.521cm" svg:x2="1.15cm" svg:y2="0.521cm"><text:p/></draw:line></draw:g></draw:g></text:p>
                </table:table-cell>
                <table:table-cell table:style-name="Tableau9.C2" office:value-type="string">
                  <text:p text:style-name="P21"><draw:g text:anchor-type="as-char" draw:z-index="10" draw:name="Forme8" draw:style-name="gr12"><draw:g draw:style-name="gr10"><draw:line draw:style-name="gr11" draw:text-style-name="P46" svg:x1="0.707cm" svg:y1="0.001cm" svg:x2="0.707cm" svg:y2="3.909cm"><text:p/></draw:line><draw:line draw:style-name="gr11" draw:text-style-name="P46" svg:x1="0.463cm" svg:y1="3.914cm" svg:x2="0.703cm" svg:y2="3.914cm"><text:p/></draw:line><draw:line draw:style-name="gr11" draw:text-style-name="P46" svg:x1="0.544cm" svg:y1="3.519cm" svg:x2="0.704cm" svg:y2="3.519cm"><text:p/></draw:line><draw:line draw:style-name="gr11" draw:text-style-name="P46" svg:x1="0.624cm" svg:y1="3.443cm" svg:x2="0.704cm" svg:y2="3.443cm"><text:p/></draw:line><draw:line draw:style-name="gr11" draw:text-style-name="P46" svg:x1="0.624cm" svg:y1="3.363cm" svg:x2="0.704cm" svg:y2="3.363cm"><text:p/></draw:line><draw:line draw:style-name="gr11" draw:text-style-name="P46" svg:x1="0.624cm" svg:y1="3.286cm" svg:x2="0.704cm" svg:y2="3.286cm"><text:p/></draw:line><draw:line draw:style-name="gr11" draw:text-style-name="P46" svg:x1="0.624cm" svg:y1="3.207cm" svg:x2="0.704cm" svg:y2="3.207cm"><text:p/></draw:line><draw:line draw:style-name="gr11" draw:text-style-name="P46" svg:x1="0.624cm" svg:y1="3.6cm" svg:x2="0.704cm" svg:y2="3.6cm"><text:p/></draw:line><draw:line draw:style-name="gr11" draw:text-style-name="P46" svg:x1="0.624cm" svg:y1="3.676cm" svg:x2="0.704cm" svg:y2="3.676cm"><text:p/></draw:line><draw:line draw:style-name="gr11" draw:text-style-name="P46" svg:x1="0.624cm" svg:y1="3.757cm" svg:x2="0.704cm" svg:y2="3.757cm"><text:p/></draw:line><draw:line draw:style-name="gr11" draw:text-style-name="P46" svg:x1="0.624cm" svg:y1="3.832cm" svg:x2="0.704cm" svg:y2="3.832cm"><text:p/></draw:line><draw:line draw:style-name="gr11" draw:text-style-name="P46" svg:x1="0.463cm" svg:y1="3.129cm" svg:x2="0.703cm" svg:y2="3.129cm"><text:p/></draw:line><draw:line draw:style-name="gr11" draw:text-style-name="P46" svg:x1="0.544cm" svg:y1="2.741cm" svg:x2="0.704cm" svg:y2="2.741cm"><text:p/></draw:line><draw:line draw:style-name="gr11" draw:text-style-name="P46" svg:x1="0.624cm" svg:y1="2.659cm" svg:x2="0.704cm" svg:y2="2.659cm"><text:p/></draw:line><draw:line draw:style-name="gr11" draw:text-style-name="P46" svg:x1="0.624cm" svg:y1="2.584cm" svg:x2="0.704cm" svg:y2="2.584cm"><text:p/></draw:line><draw:line draw:style-name="gr11" draw:text-style-name="P46" svg:x1="0.624cm" svg:y1="2.503cm" svg:x2="0.704cm" svg:y2="2.503cm"><text:p/></draw:line><draw:line draw:style-name="gr11" draw:text-style-name="P46" svg:x1="0.624cm" svg:y1="2.427cm" svg:x2="0.704cm" svg:y2="2.427cm"><text:p/></draw:line><draw:line draw:style-name="gr11" draw:text-style-name="P46" svg:x1="0.624cm" svg:y1="2.816cm" svg:x2="0.704cm" svg:y2="2.816cm"><text:p/></draw:line><draw:line draw:style-name="gr11" draw:text-style-name="P46" svg:x1="0.624cm" svg:y1="2.893cm" svg:x2="0.704cm" svg:y2="2.893cm"><text:p/></draw:line><draw:line draw:style-name="gr11" draw:text-style-name="P46" svg:x1="0.624cm" svg:y1="2.972cm" svg:x2="0.704cm" svg:y2="2.972cm"><text:p/></draw:line><draw:line draw:style-name="gr11" draw:text-style-name="P46" svg:x1="0.624cm" svg:y1="3.055cm" svg:x2="0.704cm" svg:y2="3.055cm"><text:p/></draw:line><draw:line draw:style-name="gr11" draw:text-style-name="P46" svg:x1="0.463cm" svg:y1="2.346cm" svg:x2="0.703cm" svg:y2="2.346cm"><text:p/></draw:line><draw:line draw:style-name="gr11" draw:text-style-name="P46" svg:x1="0.544cm" svg:y1="1.956cm" svg:x2="0.704cm" svg:y2="1.956cm"><text:p/></draw:line><draw:line draw:style-name="gr11" draw:text-style-name="P46" svg:x1="0.624cm" svg:y1="1.877cm" svg:x2="0.704cm" svg:y2="1.877cm"><text:p/></draw:line><draw:line draw:style-name="gr11" draw:text-style-name="P46" svg:x1="0.624cm" svg:y1="1.8cm" svg:x2="0.704cm" svg:y2="1.8cm"><text:p/></draw:line><draw:line draw:style-name="gr11" draw:text-style-name="P46" svg:x1="0.624cm" svg:y1="1.725cm" svg:x2="0.704cm" svg:y2="1.725cm"><text:p/></draw:line><draw:line draw:style-name="gr11" draw:text-style-name="P46" svg:x1="0.624cm" svg:y1="1.643cm" svg:x2="0.704cm" svg:y2="1.643cm"><text:p/></draw:line><draw:line draw:style-name="gr11" draw:text-style-name="P46" svg:x1="0.624cm" svg:y1="2.034cm" svg:x2="0.704cm" svg:y2="2.034cm"><text:p/></draw:line><draw:line draw:style-name="gr11" draw:text-style-name="P46" svg:x1="0.624cm" svg:y1="2.113cm" svg:x2="0.704cm" svg:y2="2.113cm"><text:p/></draw:line><draw:line draw:style-name="gr11" draw:text-style-name="P46" svg:x1="0.624cm" svg:y1="2.191cm" svg:x2="0.704cm" svg:y2="2.191cm"><text:p/></draw:line><draw:line draw:style-name="gr11" draw:text-style-name="P46" svg:x1="0.624cm" svg:y1="2.27cm" svg:x2="0.704cm" svg:y2="2.27cm"><text:p/></draw:line><draw:line draw:style-name="gr11" draw:text-style-name="P46" svg:x1="0.463cm" svg:y1="1.568cm" svg:x2="0.703cm" svg:y2="1.568cm"><text:p/></draw:line><draw:line draw:style-name="gr11" draw:text-style-name="P46" svg:x1="0.544cm" svg:y1="1.174cm" svg:x2="0.704cm" svg:y2="1.174cm"><text:p/></draw:line><draw:line draw:style-name="gr11" draw:text-style-name="P46" svg:x1="0.624cm" svg:y1="1.097cm" svg:x2="0.704cm" svg:y2="1.097cm"><text:p/></draw:line><draw:line draw:style-name="gr11" draw:text-style-name="P46" svg:x1="0.624cm" svg:y1="1.018cm" svg:x2="0.704cm" svg:y2="1.018cm"><text:p/></draw:line><draw:line draw:style-name="gr11" draw:text-style-name="P46" svg:x1="0.624cm" svg:y1="0.94cm" svg:x2="0.704cm" svg:y2="0.94cm"><text:p/></draw:line><draw:line draw:style-name="gr11" draw:text-style-name="P46" svg:x1="0.624cm" svg:y1="0.866cm" svg:x2="0.704cm" svg:y2="0.866cm"><text:p/></draw:line><draw:line draw:style-name="gr11" draw:text-style-name="P46" svg:x1="0.624cm" svg:y1="1.254cm" svg:x2="0.704cm" svg:y2="1.254cm"><text:p/></draw:line><draw:line draw:style-name="gr11" draw:text-style-name="P46" svg:x1="0.624cm" svg:y1="1.331cm" svg:x2="0.704cm" svg:y2="1.331cm"><text:p/></draw:line><draw:line draw:style-name="gr11" draw:text-style-name="P46" svg:x1="0.624cm" svg:y1="1.411cm" svg:x2="0.704cm" svg:y2="1.411cm"><text:p/></draw:line><draw:line draw:style-name="gr11" draw:text-style-name="P46" svg:x1="0.624cm" svg:y1="1.487cm" svg:x2="0.704cm" svg:y2="1.487cm"><text:p/></draw:line><draw:line draw:style-name="gr11" draw:text-style-name="P46" svg:x1="0.463cm" svg:y1="0.783cm" svg:x2="0.703cm" svg:y2="0.783cm"><text:p/></draw:line><draw:line draw:style-name="gr11" draw:text-style-name="P46" svg:x1="0.544cm" svg:y1="0.395cm" svg:x2="0.704cm" svg:y2="0.395cm"><text:p/></draw:line><draw:line draw:style-name="gr11" draw:text-style-name="P46" svg:x1="0.624cm" svg:y1="0.314cm" svg:x2="0.704cm" svg:y2="0.314cm"><text:p/></draw:line><draw:line draw:style-name="gr11" draw:text-style-name="P46" svg:x1="0.624cm" svg:y1="0.238cm" svg:x2="0.704cm" svg:y2="0.238cm"><text:p/></draw:line><draw:line draw:style-name="gr11" draw:text-style-name="P46" svg:x1="0.624cm" svg:y1="0.158cm" svg:x2="0.704cm" svg:y2="0.158cm"><text:p/></draw:line><draw:line draw:style-name="gr11" draw:text-style-name="P46" svg:x1="0.624cm" svg:y1="0.081cm" svg:x2="0.704cm" svg:y2="0.081cm"><text:p/></draw:line><draw:line draw:style-name="gr11" draw:text-style-name="P46" svg:x1="0.624cm" svg:y1="0.472cm" svg:x2="0.704cm" svg:y2="0.472cm"><text:p/></draw:line><draw:line draw:style-name="gr11" draw:text-style-name="P46" svg:x1="0.624cm" svg:y1="0.552cm" svg:x2="0.704cm" svg:y2="0.552cm"><text:p/></draw:line><draw:line draw:style-name="gr11" draw:text-style-name="P46" svg:x1="0.624cm" svg:y1="0.627cm" svg:x2="0.704cm" svg:y2="0.627cm"><text:p/></draw:line><draw:line draw:style-name="gr11" draw:text-style-name="P46" svg:x1="0.624cm" svg:y1="0.709cm" svg:x2="0.704cm" svg:y2="0.709cm"><text:p/></draw:line><draw:line draw:style-name="gr11" draw:text-style-name="P46" svg:x1="0.463cm" svg:y1="0.001cm" svg:x2="0.703cm" svg:y2="0.001cm"><text:p/></draw:line></draw:g><draw:rect draw:style-name="gr9" draw:text-style-name="P45" svg:width="0.701cm" svg:height="3.91cm" svg:x="0cm" svg:y="0.002cm"><text:p/></draw:rect></draw:g></text:p>
                </table:table-cell>
                <table:table-cell table:style-name="Tableau9.D2" office:value-type="string">
                  <text:p text:style-name="P21"><draw:g text:anchor-type="as-char" draw:z-index="11" draw:name="Forme9" draw:style-name="gr8"><draw:rect draw:style-name="gr9" draw:text-style-name="P45" svg:width="0.798cm" svg:height="3.894cm" svg:x="0cm" svg:y="0cm"><text:p/></draw:rect><draw:g draw:style-name="gr10"><draw:line draw:style-name="gr11" draw:text-style-name="P46" svg:x1="0.797cm" svg:y1="0cm" svg:x2="0.797cm" svg:y2="3.892cm"><text:p/></draw:line><draw:line draw:style-name="gr11" draw:text-style-name="P46" svg:x1="0.68cm" svg:y1="3.892cm" svg:x2="0.797cm" svg:y2="3.892cm"><text:p/></draw:line><draw:line draw:style-name="gr11" draw:text-style-name="P46" svg:x1="0.68cm" svg:y1="3.503cm" svg:x2="0.797cm" svg:y2="3.503cm"><text:p/></draw:line><draw:line draw:style-name="gr11" draw:text-style-name="P46" svg:x1="0.68cm" svg:y1="3.114cm" svg:x2="0.797cm" svg:y2="3.114cm"><text:p/></draw:line><draw:line draw:style-name="gr11" draw:text-style-name="P46" svg:x1="0.68cm" svg:y1="2.724cm" svg:x2="0.797cm" svg:y2="2.724cm"><text:p/></draw:line><draw:line draw:style-name="gr11" draw:text-style-name="P46" svg:x1="0.68cm" svg:y1="2.336cm" svg:x2="0.797cm" svg:y2="2.336cm"><text:p/></draw:line><draw:line draw:style-name="gr11" draw:text-style-name="P46" svg:x1="0.68cm" svg:y1="1.947cm" svg:x2="0.797cm" svg:y2="1.947cm"><text:p/></draw:line><draw:line draw:style-name="gr11" draw:text-style-name="P46" svg:x1="0.68cm" svg:y1="1.559cm" svg:x2="0.797cm" svg:y2="1.559cm"><text:p/></draw:line><draw:line draw:style-name="gr11" draw:text-style-name="P46" svg:x1="0.68cm" svg:y1="1.169cm" svg:x2="0.797cm" svg:y2="1.169cm"><text:p/></draw:line><draw:line draw:style-name="gr11" draw:text-style-name="P46" svg:x1="0.68cm" svg:y1="0.778cm" svg:x2="0.797cm" svg:y2="0.778cm"><text:p/></draw:line><draw:line draw:style-name="gr11" draw:text-style-name="P46" svg:x1="0.68cm" svg:y1="0.393cm" svg:x2="0.797cm" svg:y2="0.393cm"><text:p/></draw:line><draw:line draw:style-name="gr11" draw:text-style-name="P46" svg:x1="0.68cm" svg:y1="0cm" svg:x2="0.797cm" svg:y2="0cm"><text:p/></draw:line></draw:g></draw:g></text:p>
                </table:table-cell>
              </table:table-row>
              <table:table-row table:style-name="Tableau9.3">
                <table:table-cell table:style-name="Tableau9.A2" office:value-type="string">
                  <text:p text:style-name="P21"><text:span text:style-name="_5f_pointillés_20_gris">...........</text:span> dL</text:p>
                </table:table-cell>
                <table:table-cell table:style-name="Tableau9.A2" office:value-type="string">
                  <text:p text:style-name="P21"><text:span text:style-name="_5f_pointillés_20_gris">…...........</text:span> L</text:p>
                </table:table-cell>
                <table:table-cell table:style-name="Tableau9.C3" office:value-type="string">
                  <text:p text:style-name="P21">0,5 daL</text:p>
                </table:table-cell>
                <table:table-cell table:style-name="Tableau9.D3" office:value-type="string">
                  <text:p text:style-name="P21">800 mL</text:p>
                </table:table-cell>
              </table:table-row>
            </table:table>
            <text:section text:style-name="Sect2" text:name="Section1">
              <text:list xml:id="list123052907915744" text:continue-numbering="true" text:style-name="_5f_Numérotation_20_des_20_exercices_20_livrets">
                <text:list-item>
                  <text:h text:style-name="P35" text:outline-level="1"><text:s/><text:span text:style-name="T21">Convertis </text:span><text:span text:style-name="T22">c</text:span><text:span text:style-name="T21">haque mesure dans</text:span><text:span text:style-name="T20"> une unité plus adaptée.</text:span></text:h>
                </text:list-item>
              </text:list>
              <table:table table:name="Tableau3" table:style-name="Tableau3">
                <table:table-column table:style-name="Tableau3.A"/>
                <table:table-column table:style-name="Tableau3.B" table:number-columns-repeated="2"/>
                <table:table-row table:style-name="Tableau3.1">
                  <table:table-cell table:style-name="Tableau3.A1" office:value-type="string">
                    <text:list xml:id="list123053940654170" text:continue-list="list123052907915744" text:style-name="_5f_Numérotation_20_des_20_exercices_20_livrets">
                      <text:list-item>
                        <text:list>
                          <text:list-item text:start-value="1">
                            <text:p text:style-name="P24"><text:span text:style-name="Example"><text:span text:style-name="T20"/></text:span></text:p>
                          </text:list-item>
                        </text:list>
                      </text:list-item>
                    </text:list>
                  </table:table-cell>
                  <table:table-cell table:style-name="Tableau3.B1" office:value-type="string">
                    <text:p text:style-name="P18"><text:span text:style-name="Example"><text:span text:style-name="T20">55 000 mL </text:span></text:span></text:p>
                  </table:table-cell>
                  <table:table-cell table:style-name="Tableau3.C1" office:value-type="string">
                    <text:p text:style-name="P18"><text:span text:style-name="Example"><text:span text:style-name="T20">55 L</text:span></text:span></text:p>
                  </table:table-cell>
                </table:table-row>
                <table:table-row table:style-name="Tableau3.1">
                  <table:table-cell table:style-name="Tableau3.A1" office:value-type="string">
                    <text:list xml:id="list123053715180525" text:continue-numbering="true" text:style-name="_5f_Numérotation_20_des_20_exercices_20_livrets">
                      <text:list-item>
                        <text:list>
                          <text:list-item>
                            <text:p text:style-name="P27"/>
                          </text:list-item>
                        </text:list>
                      </text:list-item>
                    </text:list>
                  </table:table-cell>
                  <table:table-cell table:style-name="Tableau3.B2" office:value-type="string">
                    <text:p text:style-name="P19">120 000 cL</text:p>
                  </table:table-cell>
                  <table:table-cell table:style-name="Tableau3.C2" office:value-type="string">
                    <text:p text:style-name="P20"><text:span text:style-name="_5f_pointillés_20_gris">….....……..</text:span></text:p>
                  </table:table-cell>
                </table:table-row>
                <table:table-row table:style-name="Tableau3.1">
                  <table:table-cell table:style-name="Tableau3.A1" office:value-type="string">
                    <text:list xml:id="list123054537633416" text:continue-numbering="true" text:style-name="_5f_Numérotation_20_des_20_exercices_20_livrets">
                      <text:list-item>
                        <text:list>
                          <text:list-item>
                            <text:p text:style-name="P27"/>
                          </text:list-item>
                        </text:list>
                      </text:list-item>
                    </text:list>
                  </table:table-cell>
                  <table:table-cell table:style-name="Tableau3.B2" office:value-type="string">
                    <text:p text:style-name="P19">0,0015 hL</text:p>
                  </table:table-cell>
                  <table:table-cell table:style-name="Tableau3.C2" office:value-type="string">
                    <text:p text:style-name="P20"><text:span text:style-name="_5f_pointillés_20_gris">….....……..</text:span></text:p>
                  </table:table-cell>
                </table:table-row>
                <table:table-row table:style-name="Tableau3.1">
                  <table:table-cell table:style-name="Tableau3.A1" office:value-type="string">
                    <text:list xml:id="list123053571320497" text:continue-numbering="true" text:style-name="_5f_Numérotation_20_des_20_exercices_20_livrets">
                      <text:list-item>
                        <text:list>
                          <text:list-item>
                            <text:p text:style-name="P27"/>
                          </text:list-item>
                        </text:list>
                      </text:list-item>
                    </text:list>
                  </table:table-cell>
                  <table:table-cell table:style-name="Tableau3.B2" office:value-type="string">
                    <text:p text:style-name="P19">0,0332 daL</text:p>
                  </table:table-cell>
                  <table:table-cell table:style-name="Tableau3.C2" office:value-type="string">
                    <text:p text:style-name="P20"><text:span text:style-name="_5f_pointillés_20_gris">….....……..</text:span></text:p>
                  </table:table-cell>
                </table:table-row>
                <table:table-row table:style-name="Tableau3.1">
                  <table:table-cell table:style-name="Tableau3.A1" office:value-type="string">
                    <text:list xml:id="list123053746279118" text:continue-numbering="true" text:style-name="_5f_Numérotation_20_des_20_exercices_20_livrets">
                      <text:list-item>
                        <text:list>
                          <text:list-item>
                            <text:p text:style-name="P27"/>
                          </text:list-item>
                        </text:list>
                      </text:list-item>
                    </text:list>
                  </table:table-cell>
                  <table:table-cell table:style-name="Tableau3.B2" office:value-type="string">
                    <text:p text:style-name="P19">4 500 L</text:p>
                  </table:table-cell>
                  <table:table-cell table:style-name="Tableau3.C2" office:value-type="string">
                    <text:p text:style-name="P20"><text:span text:style-name="_5f_pointillés_20_gris">….....……..</text:span></text:p>
                  </table:table-cell>
                </table:table-row>
                <table:table-row table:style-name="Tableau3.1">
                  <table:table-cell table:style-name="Tableau3.A1" office:value-type="string">
                    <text:list xml:id="list123054543526784" text:continue-numbering="true" text:style-name="_5f_Numérotation_20_des_20_exercices_20_livrets">
                      <text:list-item>
                        <text:list>
                          <text:list-item>
                            <text:p text:style-name="P27"/>
                          </text:list-item>
                        </text:list>
                      </text:list-item>
                    </text:list>
                  </table:table-cell>
                  <table:table-cell table:style-name="Tableau3.B6" office:value-type="string">
                    <text:p text:style-name="P19">1 300 000 mL</text:p>
                  </table:table-cell>
                  <table:table-cell table:style-name="Tableau3.C2" office:value-type="string">
                    <text:p text:style-name="P20"><text:span text:style-name="_5f_pointillés_20_gris">….....……..</text:span></text:p>
                  </table:table-cell>
                </table:table-row>
              </table:table>
            </text:section>
            <text:list xml:id="list123052896650457" text:continue-numbering="true" text:style-name="_5f_Numérotation_20_des_20_exercices_20_livrets">
              <text:list-item>
                <text:h text:style-name="P36" text:outline-level="1">Après avoir converti, ajoute :</text:h>
                <text:list>
                  <text:list-item>
                    <text:p text:style-name="P29">34 L + 2 hL = <text:span text:style-name="_5f_pointillés_20_gris">…………………………. </text:span><text:span text:style-name="livret">= </text:span><text:span text:style-name="_5f_pointillés_20_gris">……….. </text:span><text:span text:style-name="livret">L</text:span></text:p>
                  </text:list-item>
                  <text:list-item>
                    <text:p text:style-name="P30"><text:span text:style-name="livret">4,56 cL + 5 dL = </text:span><text:span text:style-name="_5f_pointillés_20_gris">……………………...</text:span><text:span text:style-name="livret">= </text:span><text:span text:style-name="_5f_pointillés_20_gris">………...</text:span><text:span text:style-name="livret">cL</text:span></text:p>
                  </text:list-item>
                  <text:list-item>
                    <text:p text:style-name="P31"><text:span text:style-name="livret">73 mL + 0,45 dL = </text:span><text:span text:style-name="_5f_pointillés_20_gris">…………………...</text:span><text:span text:style-name="livret">= </text:span><text:span text:style-name="_5f_pointillés_20_gris">……….</text:span><text:span text:style-name="livret"> cL</text:span></text:p>
                  </text:list-item>
                  <text:list-item>
                    <text:p text:style-name="P32"><text:span text:style-name="livret">0,78 dL + 45 mL = </text:span><text:span text:style-name="_5f_pointillés_20_gris">…………………..</text:span><text:span text:style-name="livret"> = </text:span><text:span text:style-name="_5f_pointillés_20_gris">………..</text:span><text:span text:style-name="livret"> cL</text:span></text:p>
                  </text:list-item>
                </text:list>
              </text:list-item>
              <text:list-item>
                <text:h text:style-name="_5f_Titre_20_d_27_exercices_20_livret_20_sans_20_titre" text:outline-level="1">Une baignoire contenant <text:s/>2,4 hL d'eau sert de réservoir d'eau potable. Combien de bouteilles de 1,5 L pe<text:span text:style-name="T27">u</text:span>t-on remplir avec son contenu ? </text:h>
              </text:list-item>
            </text:list>
            <text:p text:style-name="FILET_5f_POINTILLES">……………………………………………………………………………………………………………………………………</text:p>
            <text:list xml:id="list123053747352628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T26">U</text:span><text:span text:style-name="T23">n verre contient 24 cL. </text:span><text:span text:style-name="T26">Pour faire de la menthe à l'eau, </text:span><text:span text:style-name="T23">il faut en proportion un huitième de menthe pour sept huitièmes d'eau. </text:span><text:span text:style-name="T26">C</text:span><text:span text:style-name="T23">ombien de verres de menthe </text:span><text:span text:style-name="T26">à l'eau</text:span><text:span text:style-name="T23"> pourra-t-on remplir avec une bouteille de </text:span><text:span text:style-name="T26">sirop de </text:span><text:span text:style-name="T23">menthe de 0,75 L ? </text:span></text:h>
              </text:list-item>
            </text:list>
            <text:p text:style-name="FILET_5f_POINTILLES">……………………………………………………………………………………………………………………………………</text:p>
            <text:list xml:id="list123053647787545" text:continue-numbering="true" text:style-name="_5f_Numérotation_20_des_20_exercices_20_livrets">
              <text:list-item>
                <text:h text:style-name="P38" text:outline-level="1">Avant la Révolution française, les unités n’étaient pas uniques. Voici quelques exemples de capacités avant la détermination du litre comme unité « universelle » :</text:h>
              </text:list-item>
            </text:list>
            <text:section text:style-name="Sect3" text:name="Section3">
              <text:list xml:id="list202490521" text:style-name="List_20_1">
                <text:list-item>
                  <text:p text:style-name="P28"><text:s/><text:span text:style-name="T28">Le Velte (7,62 L)</text:span></text:p>
                </text:list-item>
                <text:list-item>
                  <text:p text:style-name="P28"><text:s/><text:span text:style-name="T28">Le Litron (0,79 L)</text:span></text:p>
                </text:list-item>
                <text:list-item>
                  <text:p text:style-name="P28"><text:s/><text:span text:style-name="T28">Le Sétier de Gap (48 L)</text:span></text:p>
                </text:list-item>
                <text:list-item>
                  <text:p text:style-name="P28"><text:s/><text:span text:style-name="T28">La Feuillette (137 L)</text:span></text:p>
                </text:list-item>
                <text:list-item>
                  <text:p text:style-name="P28"><text:s/><text:span text:style-name="T29">Le Civeyre (4 L)</text:span></text:p>
                </text:list-item>
                <text:list-item>
                  <text:p text:style-name="P28"><text:s/><text:span text:style-name="T29">La Chopine (0,33 L)</text:span></text:p>
                </text:list-item>
              </text:list>
            </text:section>
            <text:list xml:id="list123054593865232" text:continue-list="list123053647787545" text:style-name="_5f_Numérotation_20_des_20_exercices_20_livrets">
              <text:list-item>
                <text:list>
                  <text:list-item>
                    <text:p text:style-name="P33">Range ces différentes unités dans l’ordre crois­sant de leur capacité.</text:p>
                  </text:list-item>
                </text:list>
              </text:list-item>
            </text:list>
            <text:p text:style-name="FILET_5f_POINTILLES">…………………………………………………………………..</text:p>
            <text:list xml:id="list123053541388954" text:continue-numbering="true" text:style-name="_5f_Numérotation_20_des_20_exercices_20_livrets">
              <text:list-item>
                <text:list>
                  <text:list-item>
                    <text:p text:style-name="P33">Aux États-Unis, une autre unité de capacité a été adoptée pour certaines mesures (en particulier pour l’essence) : c’est le galon, qui vaut <text:line-break/>3,785 411 784 L. <text:span text:style-name="T30">Parmi les capacités précédentes, entre les­quelles placerais-tu le galon ?</text:span></text:p>
                  </text:list-item>
                </text:list>
              </text:list-item>
            </text:list>
            <text:p text:style-name="FILET_5f_POINTILLES">…………………………………………………………………..</text:p>
            <text:list xml:id="list123054528340337" text:continue-numbering="true" text:style-name="_5f_Numérotation_20_des_20_exercices_20_livrets">
              <text:list-item>
                <text:h text:style-name="P37" text:outline-level="1">Pour faire un gâteau, Héloïse doit utiliser trois quart<text:span text:style-name="T31">s</text:span> de litre de lait. Malheureusement, pour ajou­ter cette quantité, elle utilise un verre de 10 cL. Combien de fois doit-elle utiliser ce verre ?</text:h>
              </text:list-item>
            </text:list>
            <text:p text:style-name="FILET_5f_POINTILLES">……………………………………………………………………………………………………………………………………</text:p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6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Italique 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11cm" draw:dots2="1" draw:dots2-length="0.011cm" draw:distance="0.011cm"/>
    <draw:stroke-dash draw:name="Dash_20_7404" draw:display-name="Dash 7404" draw:style="rect" draw:dots1="1" draw:dots1-length="0.011cm" draw:dots2="1" draw:dots2-length="0.011cm" draw:distance="0.011cm"/>
    <draw:stroke-dash draw:name="Dash_20_7405" draw:display-name="Dash 7405" draw:style="rect" draw:dots1="1" draw:dots1-length="0.011cm" draw:dots2="1" draw:dots2-length="0.011cm" draw:distance="0.011cm"/>
    <draw:stroke-dash draw:name="Dash_20_7406" draw:display-name="Dash 7406" draw:style="rect" draw:dots1="1" draw:dots1-length="0.011cm" draw:dots2="1" draw:dots2-length="0.011cm" draw:distance="0.011cm"/>
    <draw:stroke-dash draw:name="Dash_20_7407" draw:display-name="Dash 7407" draw:style="rect" draw:dots1="1" draw:dots1-length="0.011cm" draw:dots2="1" draw:dots2-length="0.011cm" draw:distance="0.011cm"/>
    <draw:stroke-dash draw:name="Dash_20_7408" draw:display-name="Dash 7408" draw:style="rect" draw:dots1="1" draw:dots1-length="0.011cm" draw:dots2="1" draw:dots2-length="0.011cm" draw:distance="0.011cm"/>
    <draw:stroke-dash draw:name="Dash_20_7409" draw:display-name="Dash 7409" draw:style="rect" draw:dots1="1" draw:dots1-length="0.011cm" draw:dots2="1" draw:dots2-length="0.011cm" draw:distance="0.011cm"/>
    <draw:stroke-dash draw:name="Dash_20_7410" draw:display-name="Dash 7410" draw:style="rect" draw:dots1="1" draw:dots1-length="0.011cm" draw:dots2="1" draw:dots2-length="0.011cm" draw:distance="0.011cm"/>
    <draw:stroke-dash draw:name="Dash_20_7411" draw:display-name="Dash 7411" draw:style="rect" draw:dots1="1" draw:dots1-length="0.011cm" draw:dots2="1" draw:dots2-length="0.011cm" draw:distance="0.011cm"/>
    <draw:stroke-dash draw:name="Dash_20_7412" draw:display-name="Dash 7412" draw:style="rect" draw:dots1="1" draw:dots1-length="0.011cm" draw:dots2="1" draw:dots2-length="0.011cm" draw:distance="0.011cm"/>
    <draw:stroke-dash draw:name="Dash_20_7413" draw:display-name="Dash 7413" draw:style="rect" draw:dots1="1" draw:dots1-length="0.011cm" draw:dots2="1" draw:dots2-length="0.011cm" draw:distance="0.011cm"/>
    <draw:stroke-dash draw:name="Dash_20_7414" draw:display-name="Dash 7414" draw:style="rect" draw:dots1="1" draw:dots1-length="0.011cm" draw:dots2="1" draw:dots2-length="0.011cm" draw:distance="0.011cm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1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3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6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5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paragrpahe_20_réponse_20_élève_20_livret" style:display-name="_paragrpahe réponse élève livret" style:family="paragraph" style:parent-style-name="_5f_paragraphre_20_fiche_20__20_livret" style:master-page-name="">
      <style:paragraph-properties fo:margin-top="0cm" fo:margin-bottom="0cm" style:contextual-spacing="false" style:line-height-at-least="0.6cm" style:page-number="auto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0.445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_5f_consignes_20_exercices_20_livret" style:display-name="_consignes exercices livret" style:family="paragraph" style:parent-style-name="_5f_Titre_20_d_27_exercices_20_livret">
      <style:text-properties fo:font-style="normal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ListLabel_20_10" style:display-name="ListLabel 10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6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6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1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ListLabel_20_20" style:display-name="ListLabel 20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1" style:display-name="ListLabel 21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2" style:display-name="ListLabel 22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3" style:display-name="ListLabel 23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4" style:display-name="ListLabel 24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5" style:display-name="ListLabel 25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6" style:display-name="ListLabel 26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7" style:display-name="ListLabel 27" style:family="text">
      <style:text-properties style:font-name-complex="Bitstream Vera Sans7" style:font-family-complex="'Bitstream Vera Sans'" style:font-family-generic-complex="system" style:font-pitch-complex="variable"/>
    </style:style>
    <style:style style:name="ListLabel_20_28" style:display-name="ListLabel 28" style:family="text">
      <style:text-properties style:font-name-complex="Bitstream Vera Sans7" style:font-family-complex="'Bitstream Vera Sans'" style:font-family-generic-complex="system" style:font-pitch-complex="variable"/>
    </style:style>
    <style:style style:name="_5f_Numéros_20_second_20_d_27_approfondir" style:display-name="_Numéros second d'approfondir" style:family="text">
      <style:text-properties fo:color="#000000" loext:opacity="100%" fo:font-size="9pt" fo:text-shadow="none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style-name="Regular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1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1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1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1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1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ListLabel_20_2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ListLabel_20_2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ListLabel_20_2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ListLabel_20_2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ListLabel_20_2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ListLabel_20_2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211dd7e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8" style:family="paragraph" style:parent-style-name="Footer">
      <style:text-properties officeooo:paragraph-rsid="00c384cf"/>
    </style:style>
    <style:style style:name="MP9" style:family="paragraph" style:parent-style-name="Footer">
      <style:paragraph-properties fo:text-align="start" style:justify-single-word="false"/>
      <style:text-properties officeooo:paragraph-rsid="0211dd7e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6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7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8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10" style:family="text">
      <style:text-properties style:use-window-font-color="true" loext:opacity="0%" style:font-name="Bitstream Vera Sans2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1" style:family="text">
      <style:text-properties fo:font-variant="normal" fo:text-transform="none" fo:color="#000000" loext:opacity="100%" style:font-name="Bitstream Vera Sans2" fo:background-color="transparent" loext:char-shading-value="0"/>
    </style:style>
    <style:style style:name="MT1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14" style:family="text">
      <style:text-properties fo:font-variant="small-caps" officeooo:rsid="0099066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 officeooo:rsid="00b5d2d1"/>
    </style:style>
    <style:style style:name="MT17" style:family="text">
      <style:text-properties fo:font-variant="small-caps" officeooo:rsid="00b6801f"/>
    </style:style>
    <style:style style:name="MT18" style:family="text">
      <style:text-properties officeooo:rsid="002925a2"/>
    </style:style>
    <style:style style:name="MT19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onversions d’unités : </text:span><text:span text:style-name="MT4">Capacités</text:span></text:p>
      </style:header>
      <style:footer>
        <text:p text:style-name="MP5"><draw:g text:anchor-type="paragraph" draw:z-index="17" draw:name="Shape4_1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draw:frame draw:style-name="Mfr1" draw:name="Frame1" text:anchor-type="paragraph" svg:y="-0.06cm" draw:z-index="18"><draw:text-box fo:min-height="0.499cm" fo:min-width="3cm"><draw:frame draw:style-name="Mfr2" draw:name="Frame2" text:anchor-type="frame" svg:x="0.45cm" svg:y="0.079cm" svg:width="0.817cm" draw:z-index="19"><draw:text-box fo:min-height="0.355cm"><text:p text:style-name="MP7"><text:page-number text:select-page="current">4</text:page-number></text:p></draw:text-box></draw:frame><text:p text:style-name="MP8"><text:span text:style-name="MT5">Conversions d’unités : </text:span><text:span text:style-name="MT6">Capacités</text:span><text:span text:style-name="MT7"> </text:span></text:p></draw:text-box></draw:frame></text:p>
      </style:footer>
      <style:footer-left>
        <text:p text:style-name="MP5"><draw:frame draw:style-name="Mfr3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7"><text:page-number text:select-page="current">5</text:page-number></text:p></draw:text-box></draw:frame><text:p text:style-name="MP9"><text:span text:style-name="MT8">Conversions d’unités : </text:span><text:span text:style-name="MT9">capacités</text:span></text:p></draw:text-box></draw:frame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4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10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12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10"/></text:span></text:p>
      </style:header-left>
      <style:footer>
        <text:p text:style-name="MP15"><text:span text:style-name="MT11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988805125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2">Conversions d’unités : </text:span><text:span text:style-name="MT4">Capacités</text:span></text:p>
      </style:header>
      <style:footer>
        <text:p text:style-name="MP19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"><text:span text:style-name="MT5">Conversions d’unités : </text:span><text:span text:style-name="MT9">capacités</text:span><text:span text:style-name="MT7"> </text:span></text:p></draw:text-box></draw:frame><draw:g text:anchor-type="paragraph" draw:z-index="9" draw:name="Shape4_3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15" draw:name="Shape4_0" draw:style-name="Mgr1"><draw:path draw:style-name="Mgr6" draw:text-style-name="MP2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7"><text:page-number text:select-page="current">0</text:page-number></text:p></draw:text-box></draw:frame><text:p text:style-name="MP8"><text:span text:style-name="MT13">Calculer</text:span><text:span text:style-name="MT7"> : </text:span><text:span text:style-name="MT13">additionner et soustraire</text:span></text:p></draw:text-box></draw:frame><draw:g text:anchor-type="paragraph" draw:z-index="16" draw:name="Shape4_4" draw:style-name="Mgr1"><draw:path draw:style-name="Mgr2" draw:text-style-name="MP6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1"><text:span text:style-name="MT14">Géométrie plane</text:span><text:span text:style-name="MT15"> : </text:span><text:span text:style-name="MT16">Parallèles, perpendiculaires,<text:line-break/> </text:span><text:span text:style-name="MT17">distances</text:span></text:p>
      </style:header>
      <style:footer>
        <text:p text:style-name="MP19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7"><draw:g text:anchor-type="paragraph" draw:z-index="13" draw:name="Shape4" draw:style-name="Mgr1"><draw:path draw:style-name="Mgr7" draw:text-style-name="MP2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3"><text:span text:style-name="MT18">espace</text:span> • <text:span text:style-name="MT19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7T12:30:52.379245565</dc:date>
    <meta:editing-duration>P3DT2H18M58S</meta:editing-duration>
    <meta:editing-cycles>468</meta:editing-cycles>
    <meta:generator>LibreOffice/7.0.0.3$Linux_X86_64 LibreOffice_project/8061b3e9204bef6b321a21033174034a5e2ea88e</meta:generator>
    <meta:document-statistic meta:table-count="5" meta:image-count="0" meta:object-count="0" meta:page-count="1" meta:paragraph-count="94" meta:word-count="512" meta:character-count="3020" meta:non-whitespace-character-count="2528"/>
  </office:meta>
</office:document-meta>
</file>